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2" style:family="graphic" style:parent-style-name="standard">
      <style:graphic-properties draw:stroke="none" svg:stroke-width="0.044cm" draw:stroke-linejoin="miter" draw:fill="solid" draw:fill-color="#ff6321"/>
    </style:style>
    <style:style style:name="P1" style:family="paragraph">
      <loext:graphic-properties draw:fill="solid" draw:fill-color="#ffffff" draw:opacity="0%"/>
    </style:style>
    <style:style style:name="P2" style:family="paragraph">
      <loext:graphic-properties draw:fill="solid" draw:fill-color="#ff6321"/>
    </style:style>
  </office:automatic-styles>
  <office:body>
    <office:drawing>
      <draw:page draw:name="page1" draw:style-name="dp1" draw:master-page-name="Default">
        <draw:g>
          <svg:title>TexMaths</svg:title>
          <svg:desc>14§latex§
\color{Orange}
\begin{align*} 
2(k-1)(A_1 + A_2 + ... + A_k) &amp;\leq 2(A_1\ast A_2 + A_2\ast A_3+...+A_{k-1} \ast A_k)  \\
         (A_1 + A_2 + ... + A_k) &amp;\leq \frac{1}{k-1} w(A_1,A_2,...,A_k)\\
         W                                  &amp;\leq \frac{k-1+1}{k-1} w(A_1,A_2,...,A_k)\\
         W                                  &amp;\leq \frac{k}{k-1} w(A_1,A_2,...,A_k)\\
         w(A'_1, A'_2,...A'_k)       &amp;\leq \frac{k}{k-1} w(A_1,A_2,...,A_k)\\
         w(A_1,A_2,...,A_k)         &amp;\geq \frac{k-1}{k}w(A'_1, A'_2,...A'_k)\\
\end{align}
§svg§600§TRUE§</svg:desc>
          <draw:polygon draw:style-name="gr1" draw:text-style-name="P1" draw:layer="layout" svg:width="15.113cm" svg:height="6.73cm" svg:x="3.554cm" svg:y="8.253cm" svg:viewBox="0 0 15114 6731" draw:points="7558,6731 0,6731 0,0 15114,0 15114,6731">
            <text:p/>
          </draw:polygon>
          <draw:path draw:style-name="gr2" draw:text-style-name="P2" draw:layer="layout" svg:width="0.196cm" svg:height="0.328cm" svg:x="3.579cm" svg:y="8.294cm" svg:viewBox="0 0 197 329" svg:d="M38 291l53-51c77-69 106-94 106-144 0-57-44-96-104-96-56 0-93 46-93 90 0 26 25 26 26 26 9 0 26-5 26-25 0-13-9-26-26-26-5 0-5 0-7 1 11-32 38-50 67-50 45 0 66 39 66 80 0 40-24 79-51 109l-95 105c-6 6-6 7-6 19h184l13-86h-12c-2 15-6 37-10 44-5 4-37 4-47 4z">
            <text:p/>
          </draw:path>
          <draw:path draw:style-name="gr2" draw:text-style-name="P2" draw:layer="layout" svg:width="0.114cm" svg:height="0.492cm" svg:x="3.849cm" svg:y="8.253cm" svg:viewBox="0 0 115 493" svg:d="M115 488c0-1 0-2-9-11-61-61-77-154-77-231 0-85 19-171 80-233 6-5 6-6 6-9s-2-4-5-4c-5 0-50 34-79 96-25 54-31 109-31 150 0 40 6 99 32 155 31 60 73 92 78 92 3 0 5-1 5-5z">
            <text:p/>
          </draw:path>
          <draw:path draw:style-name="gr2" draw:text-style-name="P2" draw:layer="layout" svg:width="0.223cm" svg:height="0.347cm" svg:x="4.019cm" svg:y="8.281cm" svg:viewBox="0 0 224 348" svg:d="M114 6c0-2 0-6-5-6-12 0-49 4-61 4-4 2-10 2-10 11 0 6 5 6 12 6 24 0 25 4 25 8l-1 10-72 285c-2 6-2 8-2 10 0 12 10 14 15 14 6 0 13-4 16-11 3-3 25-95 28-107 17 1 57 9 57 41 0 3 0 6-2 11 0 6-1 11-1 17 0 29 19 49 45 49 16 0 28-8 39-27 12-21 18-48 18-49 0-5-4-5-6-5-5 0-5 2-6 9-10 36-22 61-44 61-9 0-16-5-16-23 0-8 3-19 5-27 1-9 1-11 1-16 0-32-30-46-73-51 16-9 32-25 43-37 23-26 46-47 70-47 4 0 4 0 5 0 5 1 6 1 10 4 1 0 1 1 2 1-23 2-28 21-28 27 0 8 6 18 19 18 12 0 27-11 27-30 0-15-11-32-34-32-13 0-37 5-71 44-17 19-37 38-55 46z">
            <text:p/>
          </draw:path>
          <draw:path draw:style-name="gr2" draw:text-style-name="P2" draw:layer="layout" svg:width="0.3cm" svg:height="0.02cm" svg:x="4.413cm" svg:y="8.489cm" svg:viewBox="0 0 301 21" svg:d="M284 21c8 0 17 0 17-11 0-10-9-10-17-10h-267c-8 0-17 0-17 10 0 11 9 11 17 11z">
            <text:p/>
          </draw:path>
          <draw:path draw:style-name="gr2" draw:text-style-name="P2" draw:layer="layout" svg:width="0.163cm" svg:height="0.328cm" svg:x="4.908cm" svg:y="8.294cm" svg:viewBox="0 0 164 329" svg:d="M102 12c0-11 0-12-12-12-31 31-74 31-90 31v16c10 0 39 0 65-13v256c0 18-1 24-46 24h-16v15c17-2 61-2 80-2 20 0 63 0 81 2v-15h-16c-45 0-46-6-46-24z">
            <text:p/>
          </draw:path>
          <draw:path draw:style-name="gr2" draw:text-style-name="P2" draw:layer="layout" svg:width="0.114cm" svg:height="0.492cm" svg:x="5.139cm" svg:y="8.253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2" draw:text-style-name="P2" draw:layer="layout" svg:width="0.114cm" svg:height="0.492cm" svg:x="5.35cm" svg:y="8.253cm" svg:viewBox="0 0 115 493" svg:d="M115 488c0-1 0-2-9-11-61-61-77-154-77-231 0-85 19-171 80-233 6-5 6-6 6-9s-2-4-5-4c-5 0-50 34-79 96-25 54-31 109-31 150 0 40 6 99 32 155 31 60 73 92 78 92 3 0 5-1 5-5z">
            <text:p/>
          </draw:path>
          <draw:path draw:style-name="gr2" draw:text-style-name="P2" draw:layer="layout" svg:width="0.337cm" svg:height="0.353cm" svg:x="5.511cm" svg:y="8.27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126cm" svg:height="0.229cm" svg:x="5.899cm" svg:y="8.467cm" svg:viewBox="0 0 127 230" svg:d="M78 10c0-10 0-10-10-10-22 21-53 22-68 22v13c8 0 31 0 50-10v177c0 11 0 15-34 15h-14v13c7 0 50-2 62-2 11 0 55 2 63 2v-13h-14c-35 0-35-4-35-15z">
            <text:p/>
          </draw:path>
          <draw:path draw:style-name="gr2" draw:text-style-name="P2" draw:layer="layout" svg:width="0.327cm" svg:height="0.328cm" svg:x="6.22cm" svg:y="8.335cm" svg:viewBox="0 0 328 329" svg:d="M175 175h137c7 0 16 0 16-10s-9-10-16-10h-137v-138c0-8 0-17-10-17s-10 9-10 17v138h-138c-8 0-17 0-17 10s9 10 17 10h138v137c0 7 0 17 10 17s10-10 10-17z">
            <text:p/>
          </draw:path>
          <draw:path draw:style-name="gr2" draw:text-style-name="P2" draw:layer="layout" svg:width="0.337cm" svg:height="0.353cm" svg:x="6.701cm" svg:y="8.27cm" svg:viewBox="0 0 338 354" svg:d="M71 297c-19 32-39 40-61 41-6 0-10 0-10 10 0 3 2 6 7 6 13 0 28-2 42-2 16 0 34 2 50 2 2 0 9 0 9-10 0-6-5-6-8-6-12-1-24-5-24-18 0-5 4-11 7-18l38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152cm" svg:height="0.229cm" svg:x="7.075cm" svg:y="8.46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327cm" svg:height="0.328cm" svg:x="7.411cm" svg:y="8.335cm" svg:viewBox="0 0 328 329" svg:d="M175 175h137c7 0 16 0 16-10s-9-10-16-10h-137v-138c0-8 0-17-10-17s-10 9-10 17v138h-138c-8 0-17 0-17 10s9 10 17 10h138v137c0 7 0 17 10 17s10-10 10-17z">
            <text:p/>
          </draw:path>
          <draw:path draw:style-name="gr2" draw:text-style-name="P2" draw:layer="layout" svg:width="0.053cm" svg:height="0.053cm" svg:x="7.917cm" svg:y="8.57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8.054cm" svg:y="8.57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8.191cm" svg:y="8.57cm" svg:viewBox="0 0 54 54" svg:d="M54 27c0-15-13-27-27-27-15 0-27 12-27 27 0 14 12 27 27 27 14 0 27-13 27-27z">
            <text:p/>
          </draw:path>
          <draw:path draw:style-name="gr2" draw:text-style-name="P2" draw:layer="layout" svg:width="0.327cm" svg:height="0.328cm" svg:x="8.423cm" svg:y="8.335cm" svg:viewBox="0 0 328 329" svg:d="M175 175h137c7 0 16 0 16-10s-9-10-16-10h-137v-138c0-8 0-17-10-17s-10 9-10 17v138h-138c-8 0-17 0-17 10s9 10 17 10h138v137c0 7 0 17 10 17s10-10 10-17z">
            <text:p/>
          </draw:path>
          <draw:path draw:style-name="gr2" draw:text-style-name="P2" draw:layer="layout" svg:width="0.337cm" svg:height="0.353cm" svg:x="8.904cm" svg:y="8.27cm" svg:viewBox="0 0 338 354" svg:d="M71 297c-19 32-39 40-61 41-6 0-10 0-10 10 0 3 2 6 7 6 13 0 28-2 42-2 16 0 34 2 50 2 2 0 9 0 9-10 0-6-5-6-8-6-12-1-24-5-24-18 0-5 4-11 8-18l37-62h124c1 10 8 77 8 81 0 16-26 17-36 17-6 0-12 0-12 10 0 6 7 6 8 6 20 0 41-2 61-2 13 0 43 2 55 2 4 0 9 0 9-10 0-6-4-6-11-6-30 0-30-3-31-18l-31-308c-1-10-1-12-10-12-7 0-9 3-12 8zM130 224l97-162 16 162z">
            <text:p/>
          </draw:path>
          <draw:path draw:style-name="gr2" draw:text-style-name="P2" draw:layer="layout" svg:width="0.169cm" svg:height="0.243cm" svg:x="9.282cm" svg:y="8.457cm" svg:viewBox="0 0 170 244" svg:d="M83 10c0 0 1-4 1-6 0-1-1-4-6-4-6 0-35 2-44 3-3 0-7 1-7 8 0 6 4 6 9 6 16 0 16 2 16 4 0 3 0 5-2 8l-48 196c-2 6-2 7-2 8 0 4 4 11 12 11 9 0 14-8 16-14 0-3 16-63 17-68 24 3 45 10 45 28 0 2 0 4-2 7-1 6-1 7-1 11 0 25 21 36 36 36 35 0 45-52 45-54 0-4-4-4-6-4-4 0-5 2-6 9-5 14-14 39-32 39-9 0-11-9-11-18 0-5 0-7 1-16 1-1 2-6 2-11 0-30-41-36-56-36 11-6 23-17 30-23 16-17 34-33 53-33 5 0 9 2 12 5-15 2-18 13-18 19 0 8 6 13 14 13 9 0 19-7 19-22 0-11-8-25-27-25s-37 15-55 31c-14 14-25 24-40 31z">
            <text:p/>
          </draw:path>
          <draw:path draw:style-name="gr2" draw:text-style-name="P2" draw:layer="layout" svg:width="0.114cm" svg:height="0.492cm" svg:x="9.526cm" svg:y="8.253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2" draw:text-style-name="P2" draw:layer="layout" svg:width="0.3cm" svg:height="0.381cm" svg:x="9.866cm" svg:y="8.309cm" svg:viewBox="0 0 301 382" svg:d="M292 21c6-3 9-5 9-11s-3-10-9-10c-3 0-8 2-9 3l-273 129c-9 4-10 7-10 11 0 5 3 8 10 10l273 129c6 4 7 4 9 4 5 0 9-5 9-10s-1-7-10-12l-257-121zM284 382c8 0 17 0 17-10s-10-10-17-10h-266c-8 0-18 0-18 10s9 10 17 10z">
            <text:p/>
          </draw:path>
          <draw:path draw:style-name="gr2" draw:text-style-name="P2" draw:layer="layout" svg:width="0.196cm" svg:height="0.328cm" svg:x="10.37cm" svg:y="8.294cm" svg:viewBox="0 0 197 329" svg:d="M38 291l53-51c77-69 106-94 106-144 0-57-44-96-104-96-56 0-93 46-93 90 0 26 25 26 26 26 9 0 26-5 26-25 0-13-9-26-26-26-5 0-5 0-7 1 11-32 38-50 67-50 45 0 66 39 66 80 0 40-24 79-51 109l-95 105c-6 6-6 7-6 19h184l13-86h-12c-2 15-6 37-10 44-5 4-37 4-47 4z">
            <text:p/>
          </draw:path>
          <draw:path draw:style-name="gr2" draw:text-style-name="P2" draw:layer="layout" svg:width="0.114cm" svg:height="0.492cm" svg:x="10.64cm" svg:y="8.253cm" svg:viewBox="0 0 115 493" svg:d="M115 488c0-1 0-2-9-11-61-61-77-154-77-231 0-85 19-171 80-233 6-5 6-6 6-9s-2-4-5-4c-5 0-50 34-79 96-25 54-31 109-31 150 0 40 6 99 32 155 31 60 73 92 78 92 3 0 5-1 5-5z">
            <text:p/>
          </draw:path>
          <draw:path draw:style-name="gr2" draw:text-style-name="P2" draw:layer="layout" svg:width="0.337cm" svg:height="0.353cm" svg:x="10.8cm" svg:y="8.27cm" svg:viewBox="0 0 338 354" svg:d="M71 297c-19 32-39 40-61 41-6 0-10 0-10 10 0 3 2 6 7 6 13 0 28-2 42-2 16 0 34 2 50 2 2 0 9 0 9-10 0-6-5-6-8-6-12-1-24-5-24-18 0-5 4-11 7-18l38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126cm" svg:height="0.229cm" svg:x="11.189cm" svg:y="8.467cm" svg:viewBox="0 0 127 230" svg:d="M78 10c0-10-1-10-10-10-22 21-53 22-68 22v13c8 0 31 0 50-10v177c0 11 0 15-34 15h-14v13c7 0 50-2 62-2 11 0 55 2 63 2v-13h-14c-35 0-35-4-35-15z">
            <text:p/>
          </draw:path>
          <draw:path draw:style-name="gr2" draw:text-style-name="P2" draw:layer="layout" svg:width="0.182cm" svg:height="0.212cm" svg:x="11.514cm" svg:y="8.393cm" svg:viewBox="0 0 183 213" svg:d="M104 19c0-7 0-19-12-19-8 0-15 7-14 12v7l7 77-63-46c-4-3-5-3-9-3-6 0-13 7-13 13 0 8 4 11 10 13l71 33-69 34c-8 3-12 6-12 12 0 8 7 15 13 15 4 0 5 0 17-10l55-39-7 82c0 11 9 13 13 13 6 0 13-4 13-13l-7-82 63 46c5 2 6 3 9 3 7 0 14-7 14-15 0-6-5-9-11-12-30-15-31-15-70-34l68-32c9-5 13-6 13-14 0-7-7-13-14-13-3 0-4 0-17 9l-55 40z">
            <text:p/>
          </draw:path>
          <draw:path draw:style-name="gr2" draw:text-style-name="P2" draw:layer="layout" svg:width="0.337cm" svg:height="0.353cm" svg:x="11.854cm" svg:y="8.27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152cm" svg:height="0.229cm" svg:x="12.228cm" svg:y="8.46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327cm" svg:height="0.328cm" svg:x="12.564cm" svg:y="8.335cm" svg:viewBox="0 0 328 329" svg:d="M175 175h137c7 0 16 0 16-10s-9-10-16-10h-137v-138c0-8 0-17-10-17s-10 9-10 17v138h-138c-8 0-17 0-17 10s9 10 17 10h138v137c0 7 0 17 10 17s10-10 10-17z">
            <text:p/>
          </draw:path>
          <draw:path draw:style-name="gr2" draw:text-style-name="P2" draw:layer="layout" svg:width="0.337cm" svg:height="0.353cm" svg:x="13.046cm" svg:y="8.27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152cm" svg:height="0.229cm" svg:x="13.419cm" svg:y="8.46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182cm" svg:height="0.212cm" svg:x="13.759cm" svg:y="8.393cm" svg:viewBox="0 0 183 213" svg:d="M104 19c0-7 0-19-12-19-8 0-15 7-14 12v7l7 77-63-46c-4-3-5-3-9-3-6 0-13 7-13 13 0 8 4 11 10 13l71 33-69 34c-8 3-12 6-12 12 0 8 7 15 13 15 4 0 5 0 17-10l55-39-7 82c0 11 9 13 13 13 6 0 13-4 13-13l-7-82 63 46c5 2 6 3 9 3 7 0 14-7 14-15 0-6-5-9-11-12-30-15-31-15-70-34l68-32c9-5 13-6 13-14 0-7-7-13-14-13-3 0-4 0-17 9l-55 40z">
            <text:p/>
          </draw:path>
          <draw:path draw:style-name="gr2" draw:text-style-name="P2" draw:layer="layout" svg:width="0.337cm" svg:height="0.353cm" svg:x="14.1cm" svg:y="8.27cm" svg:viewBox="0 0 338 354" svg:d="M71 297c-19 32-39 40-61 41-6 0-10 0-10 10 0 3 2 6 7 6 13 0 28-2 42-2 16 0 34 2 50 2 2 0 9 0 9-10 0-6-5-6-8-6-12-1-24-5-24-18 0-5 4-11 8-18l37-62h124c1 10 8 77 8 81 0 16-26 17-36 17-6 0-12 0-12 10 0 6 7 6 8 6 20 0 41-2 61-2 13 0 43 2 55 2 4 0 9 0 9-10 0-6-4-6-11-6-30 0-30-3-31-18l-31-308c-1-10-1-12-10-12-7 0-9 3-12 8zM130 224l97-162 16 162z">
            <text:p/>
          </draw:path>
          <draw:path draw:style-name="gr2" draw:text-style-name="P2" draw:layer="layout" svg:width="0.158cm" svg:height="0.235cm" svg:x="14.47cm" svg:y="8.467cm" svg:viewBox="0 0 159 236" svg:d="M76 114c27 0 46 19 46 56 0 43-25 55-45 55-13 0-45-3-59-23 17-2 20-13 20-19 0-12-8-19-19-19-9 0-19 5-19 19 0 33 36 53 78 53 49 0 81-31 81-66 0-27-21-54-59-62 36-13 49-40 49-60 0-28-31-48-71-48-38 0-67 19-67 46 0 12 7 19 18 19 10 0 18-8 18-18s-8-17-18-18c12-16 36-19 48-19 16 0 38 8 38 38 0 15-4 30-14 40-11 14-20 15-38 16-9 0-9 0-11 1 0 0-4 0-4 5 0 4 4 4 9 4z">
            <text:p/>
          </draw:path>
          <draw:path draw:style-name="gr2" draw:text-style-name="P2" draw:layer="layout" svg:width="0.327cm" svg:height="0.328cm" svg:x="14.81cm" svg:y="8.335cm" svg:viewBox="0 0 328 329" svg:d="M175 175h137c7 0 16 0 16-10s-9-10-16-10h-137v-138c0-8 0-17-10-17s-10 9-10 17v138h-138c-8 0-17 0-17 10s9 10 17 10h138v137c0 7 0 17 10 17s10-10 10-17z">
            <text:p/>
          </draw:path>
          <draw:path draw:style-name="gr2" draw:text-style-name="P2" draw:layer="layout" svg:width="0.053cm" svg:height="0.053cm" svg:x="15.316cm" svg:y="8.57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15.453cm" svg:y="8.57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15.589cm" svg:y="8.57cm" svg:viewBox="0 0 54 54" svg:d="M54 27c0-15-13-27-27-27-15 0-27 12-27 27 0 14 12 27 27 27 14 0 27-13 27-27z">
            <text:p/>
          </draw:path>
          <draw:path draw:style-name="gr2" draw:text-style-name="P2" draw:layer="layout" svg:width="0.327cm" svg:height="0.328cm" svg:x="15.821cm" svg:y="8.335cm" svg:viewBox="0 0 328 329" svg:d="M175 175h137c7 0 16 0 16-10s-9-10-16-10h-137v-138c0-8 0-17-10-17s-10 9-10 17v138h-138c-8 0-17 0-17 10s9 10 17 10h138v137c0 7 0 17 10 17s10-10 10-17z">
            <text:p/>
          </draw:path>
          <draw:path draw:style-name="gr2" draw:text-style-name="P2" draw:layer="layout" svg:width="0.337cm" svg:height="0.353cm" svg:x="16.303cm" svg:y="8.27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169cm" svg:height="0.243cm" svg:x="16.68cm" svg:y="8.457cm" svg:viewBox="0 0 170 244" svg:d="M83 10c0 0 1-4 1-6 0-1-1-4-6-4-6 0-35 2-44 3-3 0-7 1-7 8 0 6 4 6 9 6 16 0 16 2 16 4 0 3 0 5-2 8l-48 196c-2 6-2 7-2 8 0 4 4 11 12 11 9 0 14-8 16-14 0-3 16-63 17-68 24 3 45 10 45 28 0 2 0 4-2 7-1 6-1 7-1 11 0 25 21 36 37 36 34 0 44-52 44-54 0-4-4-4-6-4-4 0-5 2-6 9-5 14-14 39-32 39-9 0-11-9-11-18 0-5 0-7 1-16 1-1 2-6 2-11 0-30-41-36-56-36 11-6 23-17 30-23 16-17 34-33 53-33 5 0 9 2 12 5-15 2-18 13-18 19 0 8 6 13 14 13 9 0 19-7 19-22 0-11-8-25-27-25s-37 15-55 31c-14 14-25 24-40 31z">
            <text:p/>
          </draw:path>
          <draw:path draw:style-name="gr2" draw:text-style-name="P2" draw:layer="layout" svg:width="0.233cm" svg:height="0.017cm" svg:x="16.909cm" svg:y="8.601cm" svg:viewBox="0 0 234 18" svg:d="M221 18c4 0 13 0 13-9s-8-9-13-9h-208c-5 0-13 0-13 9s8 9 13 9z">
            <text:p/>
          </draw:path>
          <draw:path draw:style-name="gr2" draw:text-style-name="P2" draw:layer="layout" svg:width="0.126cm" svg:height="0.229cm" svg:x="17.217cm" svg:y="8.467cm" svg:viewBox="0 0 127 230" svg:d="M78 10c0-10-1-10-10-10-22 21-53 22-68 22v13c8 0 31 0 50-10v177c0 11 0 15-34 15h-14v13c7 0 50-2 62-2 11 0 55 2 63 2v-13h-14c-35 0-35-4-35-15z">
            <text:p/>
          </draw:path>
          <draw:path draw:style-name="gr2" draw:text-style-name="P2" draw:layer="layout" svg:width="0.182cm" svg:height="0.212cm" svg:x="17.541cm" svg:y="8.393cm" svg:viewBox="0 0 183 213" svg:d="M104 19c0-7 0-19-12-19-8 0-15 7-14 12v7l7 77-63-46c-4-3-5-3-9-3-6 0-13 7-13 13 0 8 4 11 10 13l71 33-69 34c-8 3-12 6-12 12 0 8 7 15 13 15 4 0 5 0 17-10l55-39-7 82c0 11 9 13 13 13 6 0 13-4 13-13l-7-82 63 46c5 2 6 3 9 3 7 0 14-7 14-15 0-6-5-9-11-12-30-15-31-15-69-34l67-32c9-5 13-6 13-14 0-7-7-13-14-13-3 0-4 0-17 9l-55 40z">
            <text:p/>
          </draw:path>
          <draw:path draw:style-name="gr2" draw:text-style-name="P2" draw:layer="layout" svg:width="0.337cm" svg:height="0.353cm" svg:x="17.882cm" svg:y="8.27cm" svg:viewBox="0 0 338 354" svg:d="M71 297c-19 32-39 40-61 41-6 0-10 0-10 10 0 3 2 6 7 6 13 0 28-2 42-2 16 0 34 2 50 2 2 0 9 0 9-10 0-6-5-6-8-6-12-1-24-5-24-18 0-5 4-11 7-18l38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169cm" svg:height="0.243cm" svg:x="18.259cm" svg:y="8.457cm" svg:viewBox="0 0 170 244" svg:d="M83 10c0 0 1-4 1-6 0-1-1-4-6-4-6 0-35 2-44 3-3 0-7 1-7 8 0 6 4 6 9 6 16 0 16 2 16 4 0 3 0 5-2 8l-48 196c-2 6-2 7-2 8 0 4 4 11 12 11 9 0 14-8 16-14 0-3 16-63 17-68 24 3 45 10 45 28 0 2 0 4-2 7-1 6-1 7-1 11 0 25 21 36 37 36 34 0 44-52 44-54 0-4-4-4-6-4-4 0-5 2-6 9-5 14-14 39-32 39-9 0-11-9-11-18 0-5 0-7 1-16 1-1 2-6 2-11 0-30-41-36-56-36 11-6 23-17 30-23 16-17 34-33 53-33 5 0 9 2 12 5-15 2-18 13-18 19 0 8 6 13 14 13 9 0 19-7 19-22 0-11-8-25-27-25s-37 15-55 31c-14 14-25 24-40 31z">
            <text:p/>
          </draw:path>
          <draw:path draw:style-name="gr2" draw:text-style-name="P2" draw:layer="layout" svg:width="0.114cm" svg:height="0.492cm" svg:x="18.503cm" svg:y="8.253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2" draw:text-style-name="P2" draw:layer="layout" svg:width="0.114cm" svg:height="0.492cm" svg:x="5.35cm" svg:y="9.277cm" svg:viewBox="0 0 115 493" svg:d="M115 488c0-1 0-2-9-11-61-61-77-154-77-231 0-85 19-171 80-233 6-5 6-6 6-9s-2-4-5-4c-5 0-50 34-79 96-25 54-31 109-31 150 0 40 6 99 32 155 31 60 73 92 78 92 3 0 5-1 5-5z">
            <text:p/>
          </draw:path>
          <draw:path draw:style-name="gr2" draw:text-style-name="P2" draw:layer="layout" svg:width="0.337cm" svg:height="0.353cm" svg:x="5.511cm" svg:y="9.294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126cm" svg:height="0.229cm" svg:x="5.899cm" svg:y="9.491cm" svg:viewBox="0 0 127 230" svg:d="M78 10c0-10 0-10-10-10-22 21-53 22-68 22v13c8 0 31 0 50-10v177c0 11 0 15-34 15h-14v13c7 0 50-2 62-2 11 0 55 2 63 2v-13h-14c-35 0-35-4-35-15z">
            <text:p/>
          </draw:path>
          <draw:path draw:style-name="gr2" draw:text-style-name="P2" draw:layer="layout" svg:width="0.327cm" svg:height="0.328cm" svg:x="6.22cm" svg:y="9.36cm" svg:viewBox="0 0 328 329" svg:d="M175 175h137c7 0 16 0 16-10s-9-10-16-10h-137v-138c0-8 0-17-10-17s-10 9-10 17v138h-138c-8 0-17 0-17 10s9 10 17 10h138v137c0 7 0 17 10 17s10-10 10-17z">
            <text:p/>
          </draw:path>
          <draw:path draw:style-name="gr2" draw:text-style-name="P2" draw:layer="layout" svg:width="0.337cm" svg:height="0.353cm" svg:x="6.701cm" svg:y="9.294cm" svg:viewBox="0 0 338 354" svg:d="M71 297c-19 32-39 40-61 41-6 0-10 0-10 10 0 3 2 6 7 6 13 0 28-2 42-2 16 0 34 2 50 2 2 0 9 0 9-10 0-6-5-6-8-6-12-1-24-5-24-18 0-5 4-11 7-18l38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152cm" svg:height="0.229cm" svg:x="7.075cm" svg:y="9.491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327cm" svg:height="0.328cm" svg:x="7.411cm" svg:y="9.36cm" svg:viewBox="0 0 328 329" svg:d="M175 175h137c7 0 16 0 16-10s-9-10-16-10h-137v-138c0-8 0-17-10-17s-10 9-10 17v138h-138c-8 0-17 0-17 10s9 10 17 10h138v137c0 7 0 17 10 17s10-10 10-17z">
            <text:p/>
          </draw:path>
          <draw:path draw:style-name="gr2" draw:text-style-name="P2" draw:layer="layout" svg:width="0.053cm" svg:height="0.053cm" svg:x="7.917cm" svg:y="9.59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8.054cm" svg:y="9.59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8.191cm" svg:y="9.594cm" svg:viewBox="0 0 54 54" svg:d="M54 27c0-15-13-27-27-27-15 0-27 12-27 27 0 14 12 27 27 27 14 0 27-13 27-27z">
            <text:p/>
          </draw:path>
          <draw:path draw:style-name="gr2" draw:text-style-name="P2" draw:layer="layout" svg:width="0.327cm" svg:height="0.328cm" svg:x="8.423cm" svg:y="9.36cm" svg:viewBox="0 0 328 329" svg:d="M175 175h137c7 0 16 0 16-10s-9-10-16-10h-137v-138c0-8 0-17-10-17s-10 9-10 17v138h-138c-8 0-17 0-17 10s9 10 17 10h138v137c0 7 0 17 10 17s10-10 10-17z">
            <text:p/>
          </draw:path>
          <draw:path draw:style-name="gr2" draw:text-style-name="P2" draw:layer="layout" svg:width="0.337cm" svg:height="0.353cm" svg:x="8.904cm" svg:y="9.294cm" svg:viewBox="0 0 338 354" svg:d="M71 297c-19 32-39 40-61 41-6 0-10 0-10 10 0 3 2 6 7 6 13 0 28-2 42-2 16 0 34 2 50 2 2 0 9 0 9-10 0-6-5-6-8-6-12-1-24-5-24-18 0-5 4-11 8-18l37-62h124c1 10 8 77 8 81 0 16-26 17-36 17-6 0-12 0-12 10 0 6 7 6 8 6 20 0 41-2 61-2 13 0 43 2 55 2 4 0 9 0 9-10 0-6-4-6-11-6-30 0-30-3-31-18l-31-308c-1-10-1-12-10-12-7 0-9 3-12 8zM130 224l97-162 16 162z">
            <text:p/>
          </draw:path>
          <draw:path draw:style-name="gr2" draw:text-style-name="P2" draw:layer="layout" svg:width="0.169cm" svg:height="0.242cm" svg:x="9.282cm" svg:y="9.481cm" svg:viewBox="0 0 170 243" svg:d="M83 10c0 0 1-4 1-6 0-1-1-4-6-4-6 0-35 2-44 3-3 0-7 1-7 8 0 6 4 6 9 6 16 0 16 2 16 4 0 3 0 5-2 8l-48 196c-2 6-2 7-2 8 0 4 4 10 12 10 9 0 14-7 16-15 0-1 16-61 17-66 24 3 45 10 45 28 0 2 0 4-2 7-1 6-1 7-1 11 0 25 21 35 36 35 35 0 45-51 45-53 0-4-4-4-6-4-4 0-5 2-6 9-5 14-14 39-32 39-9 0-11-9-11-18 0-5 0-7 1-16 1-1 2-6 2-11 0-30-41-36-56-36 11-6 23-17 30-23 16-17 34-33 53-33 5 0 9 2 12 5-15 2-18 13-18 19 0 8 6 13 14 13 9 0 19-7 19-22 0-11-8-25-27-25s-37 15-55 31c-14 14-25 24-40 31z">
            <text:p/>
          </draw:path>
          <draw:path draw:style-name="gr2" draw:text-style-name="P2" draw:layer="layout" svg:width="0.114cm" svg:height="0.492cm" svg:x="9.526cm" svg:y="9.277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2" draw:text-style-name="P2" draw:layer="layout" svg:width="0.3cm" svg:height="0.381cm" svg:x="9.866cm" svg:y="9.333cm" svg:viewBox="0 0 301 382" svg:d="M292 21c6-3 9-5 9-11s-3-10-9-10c-3 0-8 2-9 3l-273 129c-9 4-10 7-10 11 0 5 3 8 10 10l273 129c6 4 7 4 9 4 5 0 9-5 9-10s-1-7-10-12l-257-121zM284 382c8 0 17 0 17-10s-10-10-17-10h-266c-8 0-18 0-18 10s9 10 17 10z">
            <text:p/>
          </draw:path>
          <draw:path draw:style-name="gr2" draw:text-style-name="P2" draw:layer="layout" svg:width="0.163cm" svg:height="0.328cm" svg:x="10.884cm" svg:y="8.986cm" svg:viewBox="0 0 164 329" svg:d="M102 12c0-11 0-12-12-12-31 31-74 31-90 31v16c10 0 39 0 65-13v256c0 18-1 24-46 24h-16v15c17-2 61-2 80-2 20 0 63 0 81 2v-15h-16c-45 0-46-6-46-24z">
            <text:p/>
          </draw:path>
          <draw:polygon draw:style-name="gr2" draw:text-style-name="P2" draw:layer="layout" svg:width="1.119cm" svg:height="0.02cm" svg:x="10.404cm" svg:y="9.513cm" svg:viewBox="0 0 1120 21" draw:points="560,21 0,21 0,0 1120,0 1120,21">
            <text:p/>
          </draw:polygon>
          <draw:path draw:style-name="gr2" draw:text-style-name="P2" draw:layer="layout" svg:width="0.223cm" svg:height="0.347cm" svg:x="10.432cm" svg:y="9.642cm" svg:viewBox="0 0 224 348" svg:d="M114 6c0-2 0-6-5-6-12 0-49 4-61 4-4 2-10 2-10 11 0 5 5 5 12 5 24 0 25 5 25 9l-1 10-72 285c-2 6-2 8-2 10 0 12 10 14 15 14 6 0 13-4 16-11 3-3 25-95 28-107 17 1 57 9 57 41 0 3 0 6-2 11 0 6-1 11-1 17 0 29 19 49 45 49 16 0 28-8 39-27 12-21 18-48 18-49 0-5-4-5-6-5-5 0-5 2-6 9-10 36-22 61-44 61-9 0-16-5-16-23 0-8 3-19 5-27 1-9 1-11 1-16 0-32-30-46-73-51 16-9 32-25 43-37 23-26 46-47 70-47 4 0 4 0 5 0 5 1 6 1 10 4 1 0 1 1 2 1-23 2-28 21-28 27 0 8 6 18 19 18 12 0 27-11 27-30 0-15-11-32-34-32-13 0-37 5-71 44-18 19-37 38-55 46z">
            <text:p/>
          </draw:path>
          <draw:path draw:style-name="gr2" draw:text-style-name="P2" draw:layer="layout" svg:width="0.3cm" svg:height="0.02cm" svg:x="10.826cm" svg:y="9.85cm" svg:viewBox="0 0 301 21" svg:d="M284 21c8 0 17 0 17-11 0-10-9-10-17-10h-267c-8 0-17 0-17 10 0 11 9 11 17 11z">
            <text:p/>
          </draw:path>
          <draw:path draw:style-name="gr2" draw:text-style-name="P2" draw:layer="layout" svg:width="0.163cm" svg:height="0.328cm" svg:x="11.321cm" svg:y="9.655cm" svg:viewBox="0 0 164 329" svg:d="M102 12c0-11 0-12-12-12-31 31-74 31-90 31v16c10 0 39 0 65-13v256c0 18-1 24-46 24h-16v15c17-2 61-2 80-2 20 0 63 0 81 2v-15h-16c-45 0-46-6-46-24z">
            <text:p/>
          </draw:path>
          <draw:path draw:style-name="gr2" draw:text-style-name="P2" draw:layer="layout" svg:width="0.326cm" svg:height="0.223cm" svg:x="11.597cm" svg:y="9.429cm" svg:viewBox="0 0 327 224" svg:d="M214 50c2-10 7-29 7-31 0-9-7-13-14-13s-14 3-19 13c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0 16-40 32-106 32-129 0-27-13-35-22-35-13 0-25 12-25 24 0 6 3 10 8 13 5 6 18 18 18 43 0 16-15 64-27 89-14 27-30 44-55 44-24 0-36-15-36-43 0-13 4-29 5-36z">
            <text:p/>
          </draw:path>
          <draw:path draw:style-name="gr2" draw:text-style-name="P2" draw:layer="layout" svg:width="0.114cm" svg:height="0.492cm" svg:x="11.996cm" svg:y="9.277cm" svg:viewBox="0 0 115 493" svg:d="M115 488c0-1 0-2-9-11-61-61-77-154-77-231 0-85 19-171 80-233 6-5 6-6 6-9s-2-4-5-4c-5 0-50 34-79 96-25 54-31 109-31 150 0 40 6 99 32 155 31 60 73 92 78 92 3 0 5-1 5-5z">
            <text:p/>
          </draw:path>
          <draw:path draw:style-name="gr2" draw:text-style-name="P2" draw:layer="layout" svg:width="0.337cm" svg:height="0.353cm" svg:x="12.156cm" svg:y="9.294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126cm" svg:height="0.229cm" svg:x="12.546cm" svg:y="9.491cm" svg:viewBox="0 0 127 230" svg:d="M78 10c0-10-1-10-10-10-22 21-53 22-68 22v13c8 0 31 0 50-10v177c0 11 0 15-34 15h-14v13c7 0 50-2 62-2 11 0 55 2 63 2v-13h-14c-35 0-35-4-35-15z">
            <text:p/>
          </draw:path>
          <draw:path draw:style-name="gr2" draw:text-style-name="P2" draw:layer="layout" svg:width="0.057cm" svg:height="0.147cm" svg:x="12.771cm" svg:y="9.59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337cm" svg:height="0.353cm" svg:x="12.965cm" svg:y="9.294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152cm" svg:height="0.229cm" svg:x="13.338cm" svg:y="9.491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057cm" svg:height="0.147cm" svg:x="13.58cm" svg:y="9.59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053cm" svg:height="0.053cm" svg:x="13.798cm" svg:y="9.59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13.935cm" svg:y="9.59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14.072cm" svg:y="9.594cm" svg:viewBox="0 0 54 54" svg:d="M54 27c0-15-13-27-27-27-15 0-27 12-27 27 0 14 12 27 27 27 14 0 27-13 27-27z">
            <text:p/>
          </draw:path>
          <draw:path draw:style-name="gr2" draw:text-style-name="P2" draw:layer="layout" svg:width="0.057cm" svg:height="0.147cm" svg:x="14.208cm" svg:y="9.59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337cm" svg:height="0.353cm" svg:x="14.402cm" svg:y="9.294cm" svg:viewBox="0 0 338 354" svg:d="M71 297c-19 32-39 40-61 41-6 0-10 0-10 10 0 3 2 6 7 6 13 0 28-2 42-2 16 0 34 2 50 2 2 0 9 0 9-10 0-6-5-6-8-6-12-1-24-5-24-18 0-5 4-11 8-18l37-62h124c1 10 8 77 8 81 0 16-26 17-36 17-6 0-12 0-12 10 0 6 7 6 8 6 20 0 41-2 61-2 13 0 43 2 55 2 4 0 9 0 9-10 0-6-4-6-11-6-30 0-30-3-31-18l-31-308c-1-10-1-12-10-12-7 0-9 3-12 8zM130 224l97-162 16 162z">
            <text:p/>
          </draw:path>
          <draw:path draw:style-name="gr2" draw:text-style-name="P2" draw:layer="layout" svg:width="0.169cm" svg:height="0.242cm" svg:x="14.779cm" svg:y="9.481cm" svg:viewBox="0 0 170 243" svg:d="M83 10c0 0 1-4 1-6 0-1-1-4-6-4-6 0-35 2-44 3-3 0-7 1-7 8 0 6 4 6 9 6 16 0 16 2 16 4 0 3 0 5-2 8l-48 196c-2 6-2 7-2 8 0 4 4 10 12 10 9 0 14-7 16-15 0-1 16-61 17-66 24 3 45 10 45 28 0 2 0 4-2 7-1 6-1 7-1 11 0 25 21 35 36 35 35 0 45-51 45-53 0-4-4-4-6-4-4 0-5 2-6 9-5 14-14 39-32 39-9 0-11-9-11-18 0-5 0-7 1-16 1-1 2-6 2-11 0-30-41-36-56-36 11-6 23-17 30-23 16-17 34-33 53-33 5 0 9 2 12 5-15 2-18 13-18 19 0 8 6 13 14 13 9 0 19-7 19-22 0-11-8-25-27-25s-37 15-55 31c-14 14-25 24-40 31z">
            <text:p/>
          </draw:path>
          <draw:path draw:style-name="gr2" draw:text-style-name="P2" draw:layer="layout" svg:width="0.114cm" svg:height="0.492cm" svg:x="15.024cm" svg:y="9.277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2" draw:text-style-name="P2" draw:layer="layout" svg:width="0.488cm" svg:height="0.347cm" svg:x="9.183cm" svg:y="10.56cm" svg:viewBox="0 0 489 348" svg:d="M426 57c12-21 23-39 54-41 5-1 9-1 9-10 0-3-2-6-5-6-12 0-26 1-38 1-17 0-35-1-52-1-2 0-9 0-9 9 0 6 5 7 7 7 12 0 29 4 29 19 0 5-2 9-5 15l-134 233-18-245c-1-9-2-22 34-22 9 0 13 0 13-10 0-6-5-6-6-6-21 0-41 1-61 1-11 0-40-1-51-1-4 0-10 0-10 10 0 6 5 6 12 6 21 0 25 2 26 12l3 38-125 217-18-249c0-7 0-18 37-18 5 0 10 0 10-10 0-6-6-6-7-6-19 0-40 1-61 1-16 0-34-1-51-1-2 0-9 0-9 9 0 7 4 7 12 7 25 0 25 4 26 18l22 301c2 9 2 13 8 13s8-3 13-11l144-251 19 249c0 11 1 13 8 13 6 0 9-5 11-10z">
            <text:p/>
          </draw:path>
          <draw:path draw:style-name="gr2" draw:text-style-name="P2" draw:layer="layout" svg:width="0.3cm" svg:height="0.381cm" svg:x="9.866cm" svg:y="10.583cm" svg:viewBox="0 0 301 382" svg:d="M292 21c6-3 9-5 9-11s-3-10-9-10c-3 0-8 2-9 3l-273 129c-9 4-10 7-10 11 0 5 3 8 10 12l273 127c6 4 7 4 9 4 5 0 9-5 9-10s-1-7-10-12l-257-121zM284 382c8 0 17 0 17-10s-10-10-17-10h-266c-8 0-18 0-18 10s9 10 17 10z">
            <text:p/>
          </draw:path>
          <draw:path draw:style-name="gr2" draw:text-style-name="P2" draw:layer="layout" svg:width="0.223cm" svg:height="0.347cm" svg:x="10.432cm" svg:y="10.222cm" svg:viewBox="0 0 224 348" svg:d="M114 6c0-2 0-6-5-6-12 0-49 4-61 4-4 2-10 2-10 11 0 5 5 5 12 5 24 0 25 5 25 9l-1 10-72 285c-2 6-2 8-2 10 0 12 10 14 15 14 6 0 13-4 16-11 3-3 25-95 28-107 17 1 57 9 57 41 0 3 0 6-2 11 0 6-1 11-1 17 0 29 19 49 45 49 16 0 28-8 39-27 12-21 18-48 18-49 0-5-4-5-6-5-5 0-5 2-6 9-10 36-22 61-44 61-9 0-16-5-16-23 0-8 3-19 5-27 1-9 1-11 1-16 0-32-30-46-73-51 16-9 32-25 43-37 23-26 46-47 70-47 4 0 4 0 5 0 5 1 6 1 10 4 1 0 1 1 2 1-23 2-28 21-28 27 0 8 6 18 19 18 12 0 27-11 27-30 0-15-11-32-34-32-13 0-37 5-71 44-18 19-37 38-55 46z">
            <text:p/>
          </draw:path>
          <draw:path draw:style-name="gr2" draw:text-style-name="P2" draw:layer="layout" svg:width="0.3cm" svg:height="0.02cm" svg:x="10.826cm" svg:y="10.43cm" svg:viewBox="0 0 301 21" svg:d="M284 21c8 0 17 0 17-11 0-10-9-10-17-10h-267c-8 0-17 0-17 10 0 11 9 11 17 11z">
            <text:p/>
          </draw:path>
          <draw:path draw:style-name="gr2" draw:text-style-name="P2" draw:layer="layout" svg:width="0.163cm" svg:height="0.328cm" svg:x="11.321cm" svg:y="10.235cm" svg:viewBox="0 0 164 329" svg:d="M102 12c0-11 0-12-12-12-31 31-74 31-90 31v16c10 0 39 0 65-13v256c0 18-1 24-46 24h-16v15c17-2 61-2 80-2 20 0 63 0 81 2v-15h-16c-45 0-46-6-46-24z">
            <text:p/>
          </draw:path>
          <draw:path draw:style-name="gr2" draw:text-style-name="P2" draw:layer="layout" svg:width="0.327cm" svg:height="0.328cm" svg:x="11.66cm" svg:y="10.276cm" svg:viewBox="0 0 328 329" svg:d="M175 175h137c7 0 16 0 16-10s-9-10-16-10h-137v-138c0-8 0-17-10-17s-10 9-10 17v138h-138c-8 0-17 0-17 10s9 10 17 10h138v137c0 7 0 17 10 17s10-10 10-17z">
            <text:p/>
          </draw:path>
          <draw:path draw:style-name="gr2" draw:text-style-name="P2" draw:layer="layout" svg:width="0.163cm" svg:height="0.328cm" svg:x="12.169cm" svg:y="10.235cm" svg:viewBox="0 0 164 329" svg:d="M102 12c0-11 0-12-12-12-31 31-74 31-90 31v16c10 0 39 0 65-13v256c0 18-1 24-46 24h-16v15c17-2 61-2 80-2 20 0 63 0 81 2v-15h-16c-45 0-46-6-46-24z">
            <text:p/>
          </draw:path>
          <draw:polygon draw:style-name="gr2" draw:text-style-name="P2" draw:layer="layout" svg:width="1.967cm" svg:height="0.02cm" svg:x="10.404cm" svg:y="10.763cm" svg:viewBox="0 0 1968 21" draw:points="983,21 0,21 0,0 1968,0 1968,21">
            <text:p/>
          </draw:polygon>
          <draw:path draw:style-name="gr2" draw:text-style-name="P2" draw:layer="layout" svg:width="0.223cm" svg:height="0.347cm" svg:x="10.855cm" svg:y="10.892cm" svg:viewBox="0 0 224 348" svg:d="M114 6c0-2 0-6-5-6-12 0-49 3-61 4-4 2-10 2-10 11 0 5 5 5 12 5 24 0 25 5 25 9l-1 10-72 285c-2 6-2 8-2 10 0 11 10 14 15 14 6 0 13-4 16-11 3-4 25-95 28-107 17 1 57 9 57 41 0 3 0 6-2 11 0 6-1 11-1 17 0 29 19 49 45 49 14 0 28-8 39-27 12-21 18-48 18-49 0-5-4-5-6-5-5 0-5 2-6 9-10 36-22 61-44 61-9 0-16-5-16-23 0-8 3-19 5-27 1-9 1-11 1-16 0-32-30-46-73-51 16-9 32-25 43-37 23-26 46-47 70-47 4 0 4 0 5 0 5 1 6 1 10 4 1 0 1 1 2 1-23 2-28 21-28 27 0 8 6 18 19 18 12 0 27-11 27-30 0-15-11-32-34-32-13 0-37 5-71 44-18 19-37 38-55 46z">
            <text:p/>
          </draw:path>
          <draw:path draw:style-name="gr2" draw:text-style-name="P2" draw:layer="layout" svg:width="0.3cm" svg:height="0.02cm" svg:x="11.249cm" svg:y="11.1cm" svg:viewBox="0 0 301 21" svg:d="M284 21c8 0 17 0 17-11 0-10-9-10-17-10h-267c-8 0-17 0-17 10 0 11 9 11 17 11z">
            <text:p/>
          </draw:path>
          <draw:path draw:style-name="gr2" draw:text-style-name="P2" draw:layer="layout" svg:width="0.163cm" svg:height="0.328cm" svg:x="11.744cm" svg:y="10.905cm" svg:viewBox="0 0 164 329" svg:d="M102 12c0-11 0-12-12-12-31 31-74 31-90 31v16c10 0 39 0 65-13v256c0 18-1 24-46 24h-16v15c17-2 61-2 80-2 20 0 63 0 81 2v-15h-16c-45 0-46-6-46-24z">
            <text:p/>
          </draw:path>
          <draw:path draw:style-name="gr2" draw:text-style-name="P2" draw:layer="layout" svg:width="0.326cm" svg:height="0.223cm" svg:x="12.444cm" svg:y="10.679cm" svg:viewBox="0 0 327 224" svg:d="M214 50c2-10 7-29 7-31 0-9-7-13-14-13s-15 3-19 13c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0 16-40 32-106 32-129 0-27-13-35-22-35-13 0-25 12-25 24 0 6 3 10 8 13 5 6 18 18 18 43 0 16-15 64-27 89-14 27-30 44-55 44-24 0-36-15-36-43 0-13 4-29 5-36z">
            <text:p/>
          </draw:path>
          <draw:path draw:style-name="gr2" draw:text-style-name="P2" draw:layer="layout" svg:width="0.114cm" svg:height="0.492cm" svg:x="12.844cm" svg:y="10.527cm" svg:viewBox="0 0 115 493" svg:d="M115 488c0-1 0-2-9-11-61-61-77-154-77-231 0-85 19-171 80-233 6-5 6-6 6-9s-2-4-5-4c-5 0-50 34-79 96-25 54-31 109-31 150 0 38 6 99 32 155 31 60 73 92 78 92 3 0 5-1 5-5z">
            <text:p/>
          </draw:path>
          <draw:path draw:style-name="gr2" draw:text-style-name="P2" draw:layer="layout" svg:width="0.337cm" svg:height="0.353cm" svg:x="13.004cm" svg:y="10.543cm" svg:viewBox="0 0 338 354" svg:d="M71 297c-19 32-39 40-61 41-6 0-10 0-10 10 0 3 2 6 7 6 13 0 28-2 42-2 16 0 34 2 50 2 2 0 9 0 9-10 0-6-5-6-8-6-12-1-24-5-24-18 0-5 4-11 7-18l38-62h124c0 10 8 77 8 81 0 16-26 17-36 17-6 0-12 0-12 10 0 6 7 6 8 6 20 0 41-2 61-2 13 0 43 2 55 2 4 0 9 0 9-10 0-6-4-6-11-6-30 0-30-3-31-18l-31-308c-1-10-1-12-10-12-7 0-10 3-12 9zM130 224l97-162 16 162z">
            <text:p/>
          </draw:path>
          <draw:path draw:style-name="gr2" draw:text-style-name="P2" draw:layer="layout" svg:width="0.126cm" svg:height="0.229cm" svg:x="13.393cm" svg:y="10.741cm" svg:viewBox="0 0 127 230" svg:d="M78 10c0-10-1-10-10-10-22 21-53 22-68 22v13c8 0 31 0 50-10v177c0 11 0 15-34 15h-14v13c7 0 50-2 62-2 11 0 55 2 63 2v-13h-14c-35 0-35-4-35-15z">
            <text:p/>
          </draw:path>
          <draw:path draw:style-name="gr2" draw:text-style-name="P2" draw:layer="layout" svg:width="0.057cm" svg:height="0.147cm" svg:x="13.618cm" svg:y="10.84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337cm" svg:height="0.353cm" svg:x="13.812cm" svg:y="10.543cm" svg:viewBox="0 0 338 354" svg:d="M71 297c-19 32-39 40-61 41-6 0-10 0-10 10 0 3 2 6 7 6 13 0 28-2 42-2 16 0 34 2 50 2 2 0 9 0 9-10 0-6-5-6-8-6-12-1-24-5-24-18 0-5 4-11 7-18l38-62h124c0 10 8 77 8 81 0 16-26 17-36 17-6 0-12 0-12 10 0 6 7 6 8 6 20 0 41-2 61-2 13 0 43 2 55 2 4 0 9 0 9-10 0-6-4-6-11-6-30 0-30-3-31-18l-31-308c-1-10-1-12-10-12-7 0-10 3-12 9zM130 224l97-162 16 162z">
            <text:p/>
          </draw:path>
          <draw:path draw:style-name="gr2" draw:text-style-name="P2" draw:layer="layout" svg:width="0.152cm" svg:height="0.229cm" svg:x="14.186cm" svg:y="10.741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057cm" svg:height="0.147cm" svg:x="14.427cm" svg:y="10.84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053cm" svg:height="0.053cm" svg:x="14.646cm" svg:y="10.84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14.783cm" svg:y="10.84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14.919cm" svg:y="10.844cm" svg:viewBox="0 0 54 54" svg:d="M54 27c0-15-13-27-27-27-15 0-27 12-27 27 0 14 12 27 27 27 14 0 27-13 27-27z">
            <text:p/>
          </draw:path>
          <draw:path draw:style-name="gr2" draw:text-style-name="P2" draw:layer="layout" svg:width="0.057cm" svg:height="0.147cm" svg:x="15.056cm" svg:y="10.84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337cm" svg:height="0.353cm" svg:x="15.25cm" svg:y="10.543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9zM130 224l97-162 16 162z">
            <text:p/>
          </draw:path>
          <draw:path draw:style-name="gr2" draw:text-style-name="P2" draw:layer="layout" svg:width="0.169cm" svg:height="0.243cm" svg:x="15.627cm" svg:y="10.731cm" svg:viewBox="0 0 170 244" svg:d="M83 10c0 0 1-4 1-6 0-1-1-4-6-4-6 0-35 2-44 3-3 0-7 1-7 8 0 6 4 6 9 6 16 0 16 2 16 4 0 3 0 5-2 8l-48 196c-2 6-2 7-2 8 0 4 4 11 12 11 9 0 14-8 16-14 0-3 16-63 17-68 24 3 45 10 45 28 0 2 0 4-2 7-1 6-1 7-1 11 0 25 21 36 37 36 34 0 44-52 44-54 0-4-4-4-6-4-4 0-5 2-6 9-5 14-14 39-32 39-9 0-11-9-11-18 0-5 0-7 1-16 1-1 2-6 2-11 0-30-41-34-56-36 11-6 23-17 30-23 16-17 34-33 53-33 5 0 9 2 12 5-15 2-18 13-18 19 0 8 6 13 14 13 9 0 19-7 19-22 0-11-8-25-26-25-20 0-38 15-56 31-14 14-25 24-40 31z">
            <text:p/>
          </draw:path>
          <draw:path draw:style-name="gr2" draw:text-style-name="P2" draw:layer="layout" svg:width="0.114cm" svg:height="0.492cm" svg:x="15.871cm" svg:y="10.527cm" svg:viewBox="0 0 115 493" svg:d="M115 246c0-38-5-97-32-153-30-61-73-93-79-93-2 0-4 2-4 4 0 3 0 4 9 12 49 49 77 127 77 230 0 84-18 172-79 233-7 7-7 8-7 9 0 4 2 5 4 5 6 0 51-34 80-97 26-53 31-108 31-150z">
            <text:p/>
          </draw:path>
          <draw:path draw:style-name="gr2" draw:text-style-name="P2" draw:layer="layout" svg:width="0.488cm" svg:height="0.347cm" svg:x="9.183cm" svg:y="11.81cm" svg:viewBox="0 0 489 348" svg:d="M426 57c12-21 23-39 54-41 5-1 9-1 9-10 0-3-2-6-5-6-12 0-26 1-38 1-17 0-35-1-52-1-2 0-9 0-9 9 0 6 5 7 7 7 12 0 29 4 29 19 0 5-2 9-5 15l-134 233-18-245c-1-9-2-22 34-22 9 0 13 0 13-10 0-6-5-6-6-6-21 0-41 1-61 1-11 0-40-1-51-1-4 0-10 0-10 10 0 6 5 6 12 6 21 0 25 2 26 12l3 38-125 217-18-249c0-7 0-18 37-18 5 0 10 0 10-10 0-6-6-6-7-6-19 0-40 1-61 1-16 0-34-1-51-1-2 0-9 0-9 9 0 7 4 7 12 7 25 0 25 4 26 18l22 301c2 9 2 13 8 13s8-3 13-11l144-251 19 249c0 11 1 13 8 13 6 0 9-5 11-10z">
            <text:p/>
          </draw:path>
          <draw:path draw:style-name="gr2" draw:text-style-name="P2" draw:layer="layout" svg:width="0.3cm" svg:height="0.381cm" svg:x="9.866cm" svg:y="11.833cm" svg:viewBox="0 0 301 382" svg:d="M292 20c6-2 9-4 9-10s-3-10-9-10c-3 0-8 2-9 3l-273 129c-9 4-10 7-10 11 0 5 3 8 10 10l273 129c6 4 7 4 9 4 5 0 9-5 9-10s-1-7-10-12l-257-121zM284 382c8 0 17 0 17-10s-10-10-17-10h-266c-8 0-18 0-18 10s9 10 17 10z">
            <text:p/>
          </draw:path>
          <draw:path draw:style-name="gr2" draw:text-style-name="P2" draw:layer="layout" svg:width="0.223cm" svg:height="0.347cm" svg:x="10.855cm" svg:y="11.472cm" svg:viewBox="0 0 224 348" svg:d="M114 6c0-2 0-6-5-6-12 0-49 4-61 4-4 2-10 2-10 11 0 6 5 6 12 6 24 0 25 4 25 8l-1 10-72 285c-2 6-2 8-2 10 0 12 10 14 15 14 6 0 13-4 16-11 3-3 25-95 28-107 17 1 57 9 57 41 0 3 0 6-2 11 0 6-1 11-1 17 0 29 19 49 45 49 14 0 28-8 39-27 12-21 18-48 18-49 0-5-4-5-6-5-5 0-5 2-6 9-10 36-22 61-44 61-9 0-16-5-16-23 0-8 3-19 5-27 1-9 1-11 1-16 0-32-30-46-73-51 16-9 32-25 43-37 23-26 46-47 70-47 4 0 4 0 5 0 5 1 6 1 10 4 1 0 1 1 2 2-23 1-28 20-28 26 0 8 6 18 19 18 12 0 27-11 27-30 0-15-11-32-34-32-13 0-37 5-71 44-18 19-37 38-55 46z">
            <text:p/>
          </draw:path>
          <draw:polygon draw:style-name="gr2" draw:text-style-name="P2" draw:layer="layout" svg:width="1.119cm" svg:height="0.02cm" svg:x="10.404cm" svg:y="12.013cm" svg:viewBox="0 0 1120 21" draw:points="560,21 0,21 0,0 1120,0 1120,21">
            <text:p/>
          </draw:polygon>
          <draw:path draw:style-name="gr2" draw:text-style-name="P2" draw:layer="layout" svg:width="0.223cm" svg:height="0.347cm" svg:x="10.432cm" svg:y="12.142cm" svg:viewBox="0 0 224 348" svg:d="M114 6c0-2 0-6-5-6-12 0-49 4-61 4-4 2-10 2-10 11 0 5 5 5 12 5 24 0 25 5 25 9l-1 10-72 285c-2 6-2 8-2 10 0 12 10 14 15 14 6 0 13-4 16-11 3-3 25-95 28-107 17 1 57 9 57 41 0 3 0 6-2 11 0 6-1 11-1 17 0 29 19 49 45 49 16 0 28-8 39-27 12-21 18-48 18-49 0-5-4-5-6-5-5 0-5 2-6 9-10 36-22 61-44 61-9 0-16-5-16-23 0-8 3-19 5-27 1-9 1-11 1-16 0-32-30-46-73-51 16-9 32-25 43-37 23-26 46-47 70-47 4 0 4 0 5 0 5 1 6 1 10 4 1 0 1 1 2 1-23 2-28 21-28 27 0 8 6 18 19 18 12 0 27-11 27-30 0-15-11-32-34-32-13 0-37 5-71 44-18 19-37 38-55 46z">
            <text:p/>
          </draw:path>
          <draw:path draw:style-name="gr2" draw:text-style-name="P2" draw:layer="layout" svg:width="0.3cm" svg:height="0.02cm" svg:x="10.826cm" svg:y="12.35cm" svg:viewBox="0 0 301 21" svg:d="M284 21c8 0 17 0 17-11 0-10-9-10-17-10h-267c-8 0-17 0-17 10 0 11 9 11 17 11z">
            <text:p/>
          </draw:path>
          <draw:path draw:style-name="gr2" draw:text-style-name="P2" draw:layer="layout" svg:width="0.163cm" svg:height="0.328cm" svg:x="11.321cm" svg:y="12.155cm" svg:viewBox="0 0 164 329" svg:d="M102 12c0-11 0-12-12-12-31 31-74 31-90 31v16c10 0 39 0 65-13v256c0 18-1 24-46 24h-16v15c17-2 61-2 80-2 20 0 63 0 81 2v-15h-16c-45 0-46-6-46-24z">
            <text:p/>
          </draw:path>
          <draw:path draw:style-name="gr2" draw:text-style-name="P2" draw:layer="layout" svg:width="0.326cm" svg:height="0.223cm" svg:x="11.597cm" svg:y="11.929cm" svg:viewBox="0 0 327 224" svg:d="M214 50c2-10 7-29 7-31 0-9-7-13-14-13s-14 3-19 13c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0 16-40 32-106 32-129 0-27-13-35-22-35-13 0-25 12-25 24 0 6 3 10 8 13 5 6 18 18 18 43 0 16-15 64-27 89-14 27-30 44-55 44-24 0-36-15-36-43 0-13 4-29 5-36z">
            <text:p/>
          </draw:path>
          <draw:path draw:style-name="gr2" draw:text-style-name="P2" draw:layer="layout" svg:width="0.114cm" svg:height="0.492cm" svg:x="11.996cm" svg:y="11.777cm" svg:viewBox="0 0 115 493" svg:d="M115 488c0-1 0-2-9-11-61-61-77-154-77-231 0-85 19-171 80-233 6-5 6-6 6-9s-2-4-5-4c-5 0-50 34-79 96-25 54-31 109-31 150 0 40 6 99 32 155 31 60 73 92 78 92 3 0 5-1 5-5z">
            <text:p/>
          </draw:path>
          <draw:path draw:style-name="gr2" draw:text-style-name="P2" draw:layer="layout" svg:width="0.337cm" svg:height="0.353cm" svg:x="12.156cm" svg:y="11.793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126cm" svg:height="0.229cm" svg:x="12.546cm" svg:y="11.991cm" svg:viewBox="0 0 127 230" svg:d="M78 10c0-10-1-10-10-10-22 21-53 22-68 22v13c8 0 31 0 50-10v177c0 11 0 15-34 15h-14v13c7 0 50-2 62-2 11 0 55 2 63 2v-13h-14c-35 0-35-4-35-15z">
            <text:p/>
          </draw:path>
          <draw:path draw:style-name="gr2" draw:text-style-name="P2" draw:layer="layout" svg:width="0.057cm" svg:height="0.147cm" svg:x="12.771cm" svg:y="12.09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337cm" svg:height="0.353cm" svg:x="12.965cm" svg:y="11.793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152cm" svg:height="0.229cm" svg:x="13.338cm" svg:y="11.991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057cm" svg:height="0.147cm" svg:x="13.58cm" svg:y="12.09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053cm" svg:height="0.053cm" svg:x="13.798cm" svg:y="12.09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13.935cm" svg:y="12.09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14.072cm" svg:y="12.094cm" svg:viewBox="0 0 54 54" svg:d="M54 27c0-15-13-27-27-27-15 0-27 12-27 27 0 14 12 27 27 27 14 0 27-13 27-27z">
            <text:p/>
          </draw:path>
          <draw:path draw:style-name="gr2" draw:text-style-name="P2" draw:layer="layout" svg:width="0.057cm" svg:height="0.147cm" svg:x="14.208cm" svg:y="12.09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337cm" svg:height="0.353cm" svg:x="14.402cm" svg:y="11.793cm" svg:viewBox="0 0 338 354" svg:d="M71 297c-19 32-39 40-61 41-6 0-10 0-10 10 0 3 2 6 7 6 13 0 28-2 42-2 16 0 34 2 50 2 2 0 9 0 9-10 0-6-5-6-8-6-12-1-24-5-24-18 0-5 4-11 8-18l37-62h124c1 10 8 77 8 81 0 16-26 17-36 17-6 0-12 0-12 10 0 6 7 6 8 6 20 0 41-2 61-2 13 0 43 2 55 2 4 0 9 0 9-10 0-6-4-6-11-6-30 0-30-3-31-18l-31-308c-1-10-1-12-10-12-7 0-9 3-12 8zM130 224l97-162 16 162z">
            <text:p/>
          </draw:path>
          <draw:path draw:style-name="gr2" draw:text-style-name="P2" draw:layer="layout" svg:width="0.169cm" svg:height="0.242cm" svg:x="14.779cm" svg:y="11.98cm" svg:viewBox="0 0 170 243" svg:d="M83 10c0 0 1-4 1-6 0-1-1-4-6-4-6 0-35 2-44 3-3 0-7 1-7 8 0 5 4 5 9 5 16 0 16 3 16 5 0 3 0 5-2 8l-48 196c-2 6-2 7-2 8 0 4 4 10 12 10 9 0 14-7 16-15 0-1 16-61 17-66 24 3 45 10 45 28 0 2 0 4-2 7-1 6-1 7-1 11 0 25 21 35 36 35 35 0 45-51 45-53 0-4-4-4-6-4-4 0-5 2-6 9-5 14-14 39-32 39-9 0-11-9-11-18 0-5 0-7 1-16 1-1 2-6 2-11 0-30-41-36-56-36 11-6 23-17 30-23 16-17 34-33 53-33 5 0 9 2 12 5-15 2-18 13-18 19 0 8 6 13 14 13 9 0 19-7 19-22 0-11-8-25-27-25s-37 15-55 31c-14 14-25 24-40 31z">
            <text:p/>
          </draw:path>
          <draw:path draw:style-name="gr2" draw:text-style-name="P2" draw:layer="layout" svg:width="0.114cm" svg:height="0.492cm" svg:x="15.024cm" svg:y="11.777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2" draw:text-style-name="P2" draw:layer="layout" svg:width="0.326cm" svg:height="0.223cm" svg:x="6.317cm" svg:y="13.178cm" svg:viewBox="0 0 327 224" svg:d="M214 50c2-10 7-29 7-31 0-9-7-13-14-13s-14 3-19 13c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0 16-40 32-106 32-129 0-27-13-35-22-35-13 0-25 12-25 24 0 6 3 10 8 13 5 6 18 18 18 43 0 16-15 64-27 89-14 27-30 44-55 44-24 0-36-15-36-43 0-13 4-29 5-36z">
            <text:p/>
          </draw:path>
          <draw:path draw:style-name="gr2" draw:text-style-name="P2" draw:layer="layout" svg:width="0.114cm" svg:height="0.492cm" svg:x="6.717cm" svg:y="13.027cm" svg:viewBox="0 0 115 493" svg:d="M115 488c0-1 0-2-9-11-61-61-77-154-77-231 0-85 19-171 80-233 6-5 6-6 6-9s-2-4-5-4c-5 0-50 34-79 96-25 54-31 109-31 150 0 38 6 99 32 155 31 60 73 92 78 92 3 0 5-1 5-5z">
            <text:p/>
          </draw:path>
          <draw:path draw:style-name="gr2" draw:text-style-name="P2" draw:layer="layout" svg:width="0.337cm" svg:height="0.353cm" svg:x="6.877cm" svg:y="13.043cm" svg:viewBox="0 0 338 354" svg:d="M71 297c-19 32-39 40-61 41-6 0-10 0-10 10 0 3 2 6 7 6 13 0 28-2 42-2 16 0 34 2 50 2 2 0 9 0 9-10 0-6-5-6-8-6-12-1-24-5-24-18 0-5 4-11 7-18l38-62h124c0 10 8 77 8 81 0 16-26 17-36 17-6 0-12 0-12 10 0 6 7 6 8 6 20 0 41-2 61-2 13 0 43 2 55 2 4 0 9 0 9-10 0-6-4-6-11-6-30 0-30-3-31-18l-31-308c-1-10-1-12-10-12-7 0-10 3-12 9zM130 224l97-162 16 162z">
            <text:p/>
          </draw:path>
          <draw:path draw:style-name="gr2" draw:text-style-name="P2" draw:layer="layout" svg:width="0.086cm" svg:height="0.178cm" svg:x="7.245cm" svg:y="13cm" svg:viewBox="0 0 87 179" svg:d="M84 30c3-5 3-9 3-11 0-11-10-19-20-19-13 0-18 11-19 17l-46 150c-1 0-2 4-2 4 0 5 11 8 13 8 3 0 4 0 6-5z">
            <text:p/>
          </draw:path>
          <draw:path draw:style-name="gr2" draw:text-style-name="P2" draw:layer="layout" svg:width="0.126cm" svg:height="0.229cm" svg:x="7.267cm" svg:y="13.289cm" svg:viewBox="0 0 127 230" svg:d="M78 10c0-10-1-10-10-10-22 21-53 22-68 22v13c8 0 31 0 50-10v177c0 11 0 15-34 15h-14v13c7 0 50-2 62-2 11 0 55 2 63 2v-13h-14c-35 0-35-4-35-15z">
            <text:p/>
          </draw:path>
          <draw:path draw:style-name="gr2" draw:text-style-name="P2" draw:layer="layout" svg:width="0.057cm" svg:height="0.147cm" svg:x="7.492cm" svg:y="13.34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337cm" svg:height="0.353cm" svg:x="7.686cm" svg:y="13.043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9zM130 224l97-162 16 162z">
            <text:p/>
          </draw:path>
          <draw:path draw:style-name="gr2" draw:text-style-name="P2" draw:layer="layout" svg:width="0.086cm" svg:height="0.178cm" svg:x="8.054cm" svg:y="13cm" svg:viewBox="0 0 87 179" svg:d="M84 30c3-5 3-9 3-11 0-11-10-19-20-19-13 0-18 11-19 17l-46 150c-1 0-2 4-2 4 0 5 11 8 13 8 3 0 4 0 6-5z">
            <text:p/>
          </draw:path>
          <draw:path draw:style-name="gr2" draw:text-style-name="P2" draw:layer="layout" svg:width="0.152cm" svg:height="0.229cm" svg:x="8.059cm" svg:y="13.289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057cm" svg:height="0.147cm" svg:x="8.3cm" svg:y="13.34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053cm" svg:height="0.053cm" svg:x="8.519cm" svg:y="13.34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8.655cm" svg:y="13.34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8.792cm" svg:y="13.344cm" svg:viewBox="0 0 54 54" svg:d="M54 27c0-15-13-27-27-27-15 0-27 12-27 27 0 14 12 27 27 27 14 0 27-13 27-27z">
            <text:p/>
          </draw:path>
          <draw:path draw:style-name="gr2" draw:text-style-name="P2" draw:layer="layout" svg:width="0.337cm" svg:height="0.353cm" svg:x="8.904cm" svg:y="13.043cm" svg:viewBox="0 0 338 354" svg:d="M71 297c-19 32-39 40-61 41-6 0-10 0-10 10 0 3 2 6 7 6 13 0 28-2 42-2 16 0 34 2 50 2 2 0 9 0 9-10 0-6-5-6-8-6-12-1-24-5-24-18 0-5 4-11 8-18l37-62h124c1 10 8 77 8 81 0 16-26 17-36 17-6 0-12 0-12 10 0 6 7 6 8 6 20 0 41-2 61-2 13 0 43 2 55 2 4 0 9 0 9-10 0-6-4-6-11-6-30 0-30-3-31-18l-31-308c-1-10-1-12-10-12-7 0-9 3-12 9zM130 224l97-162 16 162z">
            <text:p/>
          </draw:path>
          <draw:path draw:style-name="gr2" draw:text-style-name="P2" draw:layer="layout" svg:width="0.086cm" svg:height="0.178cm" svg:x="9.273cm" svg:y="13cm" svg:viewBox="0 0 87 179" svg:d="M84 30c3-5 3-9 3-11 0-11-9-19-20-19-13 0-18 11-19 17l-46 150c-1 0-2 4-2 4 0 5 11 8 13 8 3 0 4 0 6-5z">
            <text:p/>
          </draw:path>
          <draw:path draw:style-name="gr2" draw:text-style-name="P2" draw:layer="layout" svg:width="0.169cm" svg:height="0.242cm" svg:x="9.282cm" svg:y="13.279cm" svg:viewBox="0 0 170 243" svg:d="M83 10c0 0 1-4 1-6 0-1-1-4-6-4-6 0-35 2-44 3-3 0-7 1-7 8 0 5 4 5 9 5 16 0 16 3 16 5 0 3 0 5-2 8l-48 196c-2 6-2 7-2 8 0 4 4 10 12 10 9 0 14-7 16-15 0-1 16-61 17-66 24 3 45 10 45 28 0 2 0 4-2 7-1 6-1 7-1 11 0 25 21 35 36 35 35 0 45-51 45-53 0-4-4-4-6-4-4 0-5 2-6 9-5 14-14 39-32 39-9 0-11-9-11-18 0-5 0-7 1-16 1-1 2-6 2-11 0-30-41-36-56-36 11-6 23-17 30-23 16-17 34-33 53-33 5 0 9 2 12 5-15 2-18 13-18 19 0 8 6 13 14 13 9 0 19-7 19-22 0-11-8-25-27-25s-37 15-55 31c-14 14-25 24-40 31z">
            <text:p/>
          </draw:path>
          <draw:path draw:style-name="gr2" draw:text-style-name="P2" draw:layer="layout" svg:width="0.114cm" svg:height="0.492cm" svg:x="9.526cm" svg:y="13.027cm" svg:viewBox="0 0 115 493" svg:d="M115 246c0-38-5-97-32-153-30-61-73-93-79-93-2 0-4 2-4 4 0 3 0 4 9 12 49 49 77 127 77 230 0 84-18 172-79 233-7 7-7 8-7 9 0 4 2 5 4 5 6 0 51-34 80-97 26-53 31-108 31-150z">
            <text:p/>
          </draw:path>
          <draw:path draw:style-name="gr2" draw:text-style-name="P2" draw:layer="layout" svg:width="0.3cm" svg:height="0.381cm" svg:x="9.866cm" svg:y="13.083cm" svg:viewBox="0 0 301 382" svg:d="M292 21c6-3 9-5 9-11s-3-10-9-10c-3 0-8 2-9 3l-273 129c-9 4-10 7-10 11 0 5 3 8 10 12l273 127c6 4 7 4 9 4 5 0 9-5 9-10s-1-7-10-12l-257-121zM284 382c8 0 17 0 17-10s-10-10-17-10h-266c-8 0-18 0-18 10s9 10 17 10z">
            <text:p/>
          </draw:path>
          <draw:path draw:style-name="gr2" draw:text-style-name="P2" draw:layer="layout" svg:width="0.223cm" svg:height="0.347cm" svg:x="10.855cm" svg:y="12.722cm" svg:viewBox="0 0 224 348" svg:d="M114 6c0-2 0-6-5-6-12 0-49 3-61 4-4 2-10 2-10 11 0 5 5 5 12 5 24 0 25 5 25 9l-1 10-72 285c-2 6-2 8-2 10 0 12 10 14 15 14 6 0 13-4 16-11 3-3 25-95 28-107 17 1 57 9 57 41 0 3 0 6-2 11 0 6-1 11-1 17 0 29 19 49 45 49 14 0 28-8 39-27 12-21 18-48 18-49 0-5-4-5-6-5-5 0-5 2-6 9-10 36-22 61-44 61-9 0-16-5-16-23 0-8 3-19 5-27 1-9 1-11 1-16 0-32-30-46-73-51 16-9 32-25 43-37 23-26 46-47 70-47 4 0 4 0 5 0 5 1 6 1 10 4 1 0 1 1 2 1-23 2-28 21-28 27 0 8 6 18 19 18 12 0 27-11 27-30 0-15-11-32-34-32-13 0-37 5-71 44-18 19-37 38-55 46z">
            <text:p/>
          </draw:path>
          <draw:polygon draw:style-name="gr2" draw:text-style-name="P2" draw:layer="layout" svg:width="1.119cm" svg:height="0.02cm" svg:x="10.404cm" svg:y="13.263cm" svg:viewBox="0 0 1120 21" draw:points="560,21 0,21 0,0 1120,0 1120,21">
            <text:p/>
          </draw:polygon>
          <draw:path draw:style-name="gr2" draw:text-style-name="P2" draw:layer="layout" svg:width="0.223cm" svg:height="0.347cm" svg:x="10.432cm" svg:y="13.392cm" svg:viewBox="0 0 224 348" svg:d="M114 6c0-2 0-6-5-6-12 0-49 4-61 4-4 2-10 2-10 11 0 6 5 6 12 6 24 0 25 4 25 8l-1 10-72 285c-2 6-2 8-2 10 0 12 10 14 15 14 6 0 13-4 16-11 3-3 25-95 28-107 17 1 57 9 57 41 0 5 0 6-2 11 0 6-1 11-1 17 0 29 19 49 45 49 16 0 28-8 39-27 12-21 18-48 18-49 0-5-4-5-6-5-5 0-5 2-6 9-10 36-22 61-44 61-9 0-16-5-16-23 0-8 3-19 5-27 1-9 1-11 1-16 0-32-30-46-73-51 16-9 32-25 43-37 23-26 46-47 70-47 4 0 4 0 5 0 5 1 6 1 10 4 1 0 1 1 2 2-23 1-28 20-28 26 0 8 6 18 19 18 12 0 27-11 27-30 0-15-11-32-34-32-13 0-37 5-71 44-18 19-37 38-55 46z">
            <text:p/>
          </draw:path>
          <draw:path draw:style-name="gr2" draw:text-style-name="P2" draw:layer="layout" svg:width="0.3cm" svg:height="0.02cm" svg:x="10.826cm" svg:y="13.6cm" svg:viewBox="0 0 301 21" svg:d="M284 21c8 0 17 0 17-11 0-10-9-10-17-10h-267c-8 0-17 0-17 10 0 11 9 11 17 11z">
            <text:p/>
          </draw:path>
          <draw:path draw:style-name="gr2" draw:text-style-name="P2" draw:layer="layout" svg:width="0.163cm" svg:height="0.328cm" svg:x="11.321cm" svg:y="13.405cm" svg:viewBox="0 0 164 329" svg:d="M102 12c0-11 0-12-12-12-31 31-74 31-90 31v16c10 0 39 0 65-13v256c0 18-1 24-46 24h-16v15c17-2 61-2 80-2 20 0 63 0 81 2v-15h-16c-45 0-46-6-46-24z">
            <text:p/>
          </draw:path>
          <draw:path draw:style-name="gr2" draw:text-style-name="P2" draw:layer="layout" svg:width="0.326cm" svg:height="0.223cm" svg:x="11.597cm" svg:y="13.178cm" svg:viewBox="0 0 327 224" svg:d="M214 50c2-10 7-29 7-31 0-9-7-13-14-13s-14 3-19 13c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0 16-40 32-106 32-129 0-27-13-35-22-35-13 0-25 12-25 24 0 6 3 10 8 13 5 6 18 18 18 43 0 16-15 64-27 89-14 27-30 44-55 44-24 0-36-15-36-43 0-13 4-29 5-36z">
            <text:p/>
          </draw:path>
          <draw:path draw:style-name="gr2" draw:text-style-name="P2" draw:layer="layout" svg:width="0.114cm" svg:height="0.492cm" svg:x="11.996cm" svg:y="13.027cm" svg:viewBox="0 0 115 493" svg:d="M115 488c0-1 0-2-9-11-61-61-77-154-77-231 0-85 19-171 80-233 6-5 6-6 6-9s-2-4-5-4c-5 0-50 34-79 96-25 54-31 109-31 150 0 38 6 99 32 155 31 60 73 92 78 92 3 0 5-1 5-5z">
            <text:p/>
          </draw:path>
          <draw:path draw:style-name="gr2" draw:text-style-name="P2" draw:layer="layout" svg:width="0.337cm" svg:height="0.353cm" svg:x="12.156cm" svg:y="13.043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9zM130 224l97-162 16 162z">
            <text:p/>
          </draw:path>
          <draw:path draw:style-name="gr2" draw:text-style-name="P2" draw:layer="layout" svg:width="0.126cm" svg:height="0.229cm" svg:x="12.546cm" svg:y="13.241cm" svg:viewBox="0 0 127 230" svg:d="M78 10c0-10-1-10-10-10-22 21-53 22-68 22v13c8 0 31 0 50-10v177c0 11 0 15-34 15h-14v13c7 0 50-2 62-2 11 0 55 2 63 2v-13h-14c-35 0-35-4-35-15z">
            <text:p/>
          </draw:path>
          <draw:path draw:style-name="gr2" draw:text-style-name="P2" draw:layer="layout" svg:width="0.057cm" svg:height="0.147cm" svg:x="12.771cm" svg:y="13.34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337cm" svg:height="0.353cm" svg:x="12.965cm" svg:y="13.043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9zM130 224l97-162 16 162z">
            <text:p/>
          </draw:path>
          <draw:path draw:style-name="gr2" draw:text-style-name="P2" draw:layer="layout" svg:width="0.152cm" svg:height="0.229cm" svg:x="13.338cm" svg:y="13.241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057cm" svg:height="0.147cm" svg:x="13.58cm" svg:y="13.34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053cm" svg:height="0.053cm" svg:x="13.798cm" svg:y="13.34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13.935cm" svg:y="13.34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14.072cm" svg:y="13.344cm" svg:viewBox="0 0 54 54" svg:d="M54 27c0-15-13-27-27-27-15 0-27 12-27 27 0 14 12 27 27 27 14 0 27-13 27-27z">
            <text:p/>
          </draw:path>
          <draw:path draw:style-name="gr2" draw:text-style-name="P2" draw:layer="layout" svg:width="0.057cm" svg:height="0.147cm" svg:x="14.208cm" svg:y="13.34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337cm" svg:height="0.353cm" svg:x="14.402cm" svg:y="13.043cm" svg:viewBox="0 0 338 354" svg:d="M71 297c-19 32-39 40-61 41-6 0-10 0-10 10 0 3 2 6 7 6 13 0 28-2 42-2 16 0 34 2 50 2 2 0 9 0 9-10 0-6-5-6-8-6-12-1-24-5-24-18 0-5 4-11 8-18l37-62h124c1 10 8 77 8 81 0 16-26 17-36 17-6 0-12 0-12 10 0 6 7 6 8 6 20 0 41-2 61-2 13 0 43 2 55 2 4 0 9 0 9-10 0-6-4-6-11-6-30 0-30-3-31-18l-31-308c-1-10-1-12-10-12-7 0-9 3-12 9zM130 224l97-162 16 162z">
            <text:p/>
          </draw:path>
          <draw:path draw:style-name="gr2" draw:text-style-name="P2" draw:layer="layout" svg:width="0.169cm" svg:height="0.243cm" svg:x="14.779cm" svg:y="13.23cm" svg:viewBox="0 0 170 244" svg:d="M83 10c0 0 1-4 1-6 0-1-1-4-6-4-6 0-35 2-44 3-3 0-7 1-7 8 0 6 4 6 9 6 16 0 16 2 16 4 0 3 0 5-2 8l-48 196c-2 6-2 7-2 8 0 4 4 11 12 11 9 0 14-8 16-14 0-3 16-63 17-68 24 3 45 10 45 28 0 2 0 4-2 7-1 6-1 7-1 11 0 25 21 36 36 36 35 0 45-52 45-54 0-4-4-4-6-4-4 0-5 2-6 9-5 14-14 39-32 39-9 0-11-9-11-18 0-5 0-7 1-16 1-1 2-6 2-11 0-30-41-34-56-36 11-6 23-17 30-23 16-17 34-33 53-33 5 0 9 2 12 5-15 2-18 13-18 19 0 8 6 13 14 13 9 0 19-7 19-22 0-11-8-25-27-25s-37 15-55 31c-14 14-25 24-40 31z">
            <text:p/>
          </draw:path>
          <draw:path draw:style-name="gr2" draw:text-style-name="P2" draw:layer="layout" svg:width="0.114cm" svg:height="0.492cm" svg:x="15.024cm" svg:y="13.027cm" svg:viewBox="0 0 115 493" svg:d="M115 246c0-38-5-97-32-153-30-61-73-93-79-93-2 0-4 2-4 4 0 3 0 4 9 12 49 49 77 127 77 230 0 84-18 172-79 233-7 7-7 8-7 9 0 4 2 5 4 5 6 0 51-34 80-97 26-53 31-108 31-150z">
            <text:p/>
          </draw:path>
          <draw:path draw:style-name="gr2" draw:text-style-name="P2" draw:layer="layout" svg:width="0.326cm" svg:height="0.223cm" svg:x="6.099cm" svg:y="14.428cm" svg:viewBox="0 0 327 224" svg:d="M214 50c2-10 8-29 8-31 0-9-8-13-15-13s-14 3-19 13c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0 16-40 32-106 32-129 0-27-13-35-22-35-13 0-25 12-25 24 0 6 3 10 8 13 5 6 18 18 18 43 0 16-15 64-27 89-14 27-30 44-55 44-24 0-36-15-36-43 0-13 4-29 5-36z">
            <text:p/>
          </draw:path>
          <draw:path draw:style-name="gr2" draw:text-style-name="P2" draw:layer="layout" svg:width="0.114cm" svg:height="0.492cm" svg:x="6.498cm" svg:y="14.277cm" svg:viewBox="0 0 115 493" svg:d="M115 488c0-1 0-2-9-11-61-61-77-154-77-231 0-85 19-171 80-233 6-5 6-6 6-9s-2-4-5-4c-5 0-50 34-79 96-25 54-31 109-31 150 0 40 6 99 32 155 31 60 73 92 78 92 3 0 5-1 5-5z">
            <text:p/>
          </draw:path>
          <draw:path draw:style-name="gr2" draw:text-style-name="P2" draw:layer="layout" svg:width="0.337cm" svg:height="0.353cm" svg:x="6.659cm" svg:y="14.293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126cm" svg:height="0.229cm" svg:x="7.047cm" svg:y="14.49cm" svg:viewBox="0 0 127 230" svg:d="M78 10c0-10 0-10-10-10-22 21-53 22-68 22v13c8 0 31 0 50-10v177c0 11 0 15-34 15h-14v13c7 0 50-2 62-2 11 0 55 2 63 2v-13h-14c-35 0-35-4-35-15z">
            <text:p/>
          </draw:path>
          <draw:path draw:style-name="gr2" draw:text-style-name="P2" draw:layer="layout" svg:width="0.057cm" svg:height="0.147cm" svg:x="7.273cm" svg:y="14.59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337cm" svg:height="0.353cm" svg:x="7.467cm" svg:y="14.293cm" svg:viewBox="0 0 338 354" svg:d="M71 297c-19 32-39 40-61 41-6 0-10 0-10 10 0 3 2 6 7 6 13 0 28-2 42-2 16 0 34 2 50 2 2 0 9 0 9-10 0-6-5-6-8-6-12-1-24-5-24-18 0-5 4-11 8-18l37-62h124c1 10 8 77 8 81 0 16-26 17-36 17-6 0-12 0-12 10 0 6 7 6 8 6 20 0 41-2 61-2 13 0 43 2 55 2 4 0 9 0 9-10 0-6-4-6-11-6-30 0-30-3-31-18l-31-308c-1-10-1-12-10-12-7 0-9 3-12 8zM130 224l97-162 16 162z">
            <text:p/>
          </draw:path>
          <draw:path draw:style-name="gr2" draw:text-style-name="P2" draw:layer="layout" svg:width="0.152cm" svg:height="0.229cm" svg:x="7.84cm" svg:y="14.49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057cm" svg:height="0.147cm" svg:x="8.082cm" svg:y="14.59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053cm" svg:height="0.053cm" svg:x="8.3cm" svg:y="14.59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8.437cm" svg:y="14.59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8.574cm" svg:y="14.594cm" svg:viewBox="0 0 54 54" svg:d="M54 27c0-15-13-27-27-27-15 0-27 12-27 27 0 14 12 27 27 27 14 0 27-13 27-27z">
            <text:p/>
          </draw:path>
          <draw:path draw:style-name="gr2" draw:text-style-name="P2" draw:layer="layout" svg:width="0.057cm" svg:height="0.147cm" svg:x="8.71cm" svg:y="14.59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337cm" svg:height="0.353cm" svg:x="8.904cm" svg:y="14.293cm" svg:viewBox="0 0 338 354" svg:d="M71 297c-19 32-39 40-61 41-6 0-10 0-10 10 0 3 2 6 7 6 13 0 28-2 42-2 16 0 34 2 50 2 2 0 9 0 9-10 0-6-5-6-8-6-12-1-24-5-24-18 0-5 4-11 8-18l37-62h124c1 10 8 77 8 81 0 16-26 17-36 17-6 0-12 0-12 10 0 6 7 6 8 6 20 0 41-2 61-2 13 0 43 2 55 2 4 0 9 0 9-10 0-6-4-6-11-6-30 0-30-3-31-18l-31-308c-1-10-1-12-10-12-7 0-9 3-12 8zM130 224l97-162 16 162z">
            <text:p/>
          </draw:path>
          <draw:path draw:style-name="gr2" draw:text-style-name="P2" draw:layer="layout" svg:width="0.169cm" svg:height="0.242cm" svg:x="9.282cm" svg:y="14.48cm" svg:viewBox="0 0 170 243" svg:d="M83 10c0 0 1-4 1-6 0-1-1-4-6-4-6 0-35 2-44 3-3 0-7 1-7 8 0 5 4 5 9 5 16 0 16 3 16 5 0 3 0 5-2 8l-48 196c-2 6-2 7-2 8 0 4 4 10 12 10 9 0 14-7 16-15 0-1 16-61 17-66 24 3 45 10 45 28 0 2 0 4-2 7-1 6-1 7-1 11 0 25 21 35 36 35 35 0 45-51 45-53 0-4-4-4-6-4-4 0-5 2-6 9-5 14-14 39-32 39-9 0-11-9-11-18 0-5 0-7 1-16 1-1 2-6 2-11 0-30-41-36-56-36 11-6 23-17 30-23 16-17 34-33 53-33 5 0 9 2 12 5-15 2-18 13-18 19 0 8 6 13 14 13 9 0 19-7 19-22 0-11-8-25-27-25s-37 15-55 31c-14 14-25 24-40 31z">
            <text:p/>
          </draw:path>
          <draw:path draw:style-name="gr2" draw:text-style-name="P2" draw:layer="layout" svg:width="0.114cm" svg:height="0.492cm" svg:x="9.526cm" svg:y="14.277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2" draw:text-style-name="P2" draw:layer="layout" svg:width="0.3cm" svg:height="0.381cm" svg:x="9.866cm" svg:y="14.333cm" svg:viewBox="0 0 301 382" svg:d="M292 153c7-2 9-5 9-10s-1-7-9-11l-272-129c-8-3-9-3-10-3-6 0-10 4-10 10s4 8 9 10l260 122-259 122c-10 5-10 9-10 12 0 5 4 10 10 10 1 0 2 0 9-4zM284 382c8 0 17 0 17-10s-10-10-17-10h-266c-8 0-18 0-18 10s9 10 17 10z">
            <text:p/>
          </draw:path>
          <draw:path draw:style-name="gr2" draw:text-style-name="P2" draw:layer="layout" svg:width="0.223cm" svg:height="0.347cm" svg:x="10.432cm" svg:y="13.972cm" svg:viewBox="0 0 224 348" svg:d="M114 6c0-2 0-6-5-6-12 0-49 4-61 4-4 2-10 2-10 11 0 6 5 6 12 6 24 0 25 4 25 8l-1 10-72 285c-2 6-2 8-2 10 0 12 10 14 15 14 6 0 13-4 16-11 3-3 25-95 28-107 17 1 57 9 57 41 0 3 0 6-2 11 0 6-1 11-1 17 0 29 19 49 45 49 16 0 28-8 39-27 12-21 18-48 18-49 0-5-4-5-6-5-5 0-5 2-6 9-10 36-22 61-44 61-9 0-16-5-16-23 0-8 3-19 5-27 1-9 1-11 1-16 0-32-30-46-73-51 16-9 32-25 43-37 23-26 46-47 70-47 4 0 4 0 5 0 5 1 6 1 10 4 1 0 1 1 2 1-23 2-28 21-28 27 0 8 6 18 19 18 12 0 27-11 27-30 0-15-11-32-34-32-13 0-37 5-71 44-18 19-37 38-55 46z">
            <text:p/>
          </draw:path>
          <draw:path draw:style-name="gr2" draw:text-style-name="P2" draw:layer="layout" svg:width="0.3cm" svg:height="0.02cm" svg:x="10.826cm" svg:y="14.18cm" svg:viewBox="0 0 301 21" svg:d="M284 21c8 0 17 0 17-11 0-10-9-10-17-10h-267c-8 0-17 0-17 10 0 11 9 11 17 11z">
            <text:p/>
          </draw:path>
          <draw:path draw:style-name="gr2" draw:text-style-name="P2" draw:layer="layout" svg:width="0.163cm" svg:height="0.328cm" svg:x="11.321cm" svg:y="13.985cm" svg:viewBox="0 0 164 329" svg:d="M102 12c0-11 0-12-12-12-31 31-74 31-90 31v16c10 0 39 0 65-13v256c0 18-1 24-46 24h-16v15c17-2 61-2 80-2 20 0 63 0 81 2v-15h-16c-45 0-46-6-46-24z">
            <text:p/>
          </draw:path>
          <draw:polygon draw:style-name="gr2" draw:text-style-name="P2" draw:layer="layout" svg:width="1.119cm" svg:height="0.02cm" svg:x="10.404cm" svg:y="14.513cm" svg:viewBox="0 0 1120 21" draw:points="560,21 0,21 0,0 1120,0 1120,21">
            <text:p/>
          </draw:polygon>
          <draw:path draw:style-name="gr2" draw:text-style-name="P2" draw:layer="layout" svg:width="0.223cm" svg:height="0.347cm" svg:x="10.855cm" svg:y="14.642cm" svg:viewBox="0 0 224 348" svg:d="M114 6c0-2 0-6-5-6-12 0-49 4-61 4-4 2-10 2-10 11 0 5 5 5 12 5 24 0 25 5 25 9l-1 10-72 285c-2 6-2 8-2 10 0 12 10 14 15 14 6 0 13-4 16-11 3-3 25-95 28-107 17 1 57 9 57 41 0 3 0 6-2 11 0 6-1 11-1 17 0 29 19 49 45 49 14 0 28-8 39-27 12-21 18-48 18-49 0-5-4-5-6-5-5 0-5 2-6 9-10 36-22 61-44 61-9 0-16-5-16-23 0-8 3-19 5-27 1-9 1-11 1-16 0-32-30-46-73-51 16-9 32-25 43-37 23-26 46-47 70-47 4 0 4 0 5 0 5 1 6 1 10 4 1 0 1 1 2 1-23 2-28 21-28 27 0 8 6 18 19 18 12 0 27-11 27-30 0-15-11-32-34-32-13 0-37 5-71 44-18 19-37 38-55 46z">
            <text:p/>
          </draw:path>
          <draw:path draw:style-name="gr2" draw:text-style-name="P2" draw:layer="layout" svg:width="0.326cm" svg:height="0.223cm" svg:x="11.597cm" svg:y="14.428cm" svg:viewBox="0 0 327 224" svg:d="M214 50c2-10 7-29 7-31 0-9-7-13-14-13s-14 3-19 13c-1 3-24 99-28 111-3 14-4 23-4 32 0 6 0 7 1 9-11 27-27 42-46 42-39 0-39-36-39-45 0-16 2-35 25-96 6-15 8-22 8-32 0-22-15-40-40-40-47 0-65 72-65 76 0 5 4 5 6 5 5 0 5 0 7-9 14-46 33-61 51-61 4 0 12 0 12 16 0 12-5 27-9 35-21 58-28 81-28 99 0 46 34 63 71 63 8 0 31 0 51-35 13 32 47 35 62 35 37 0 58-31 72-60 16-40 32-106 32-129 0-27-13-35-22-35-13 0-25 12-25 24 0 6 3 10 8 13 5 6 18 18 18 43 0 16-15 64-27 89-14 27-30 44-55 44-24 0-36-15-36-43 0-13 4-29 5-36z">
            <text:p/>
          </draw:path>
          <draw:path draw:style-name="gr2" draw:text-style-name="P2" draw:layer="layout" svg:width="0.114cm" svg:height="0.492cm" svg:x="11.996cm" svg:y="14.277cm" svg:viewBox="0 0 115 493" svg:d="M115 488c0-1 0-2-9-11-61-61-77-154-77-231 0-85 19-171 80-233 6-5 6-6 6-9s-2-4-5-4c-5 0-50 34-79 96-25 54-31 109-31 150 0 40 6 99 32 155 31 60 73 92 78 92 3 0 5-1 5-5z">
            <text:p/>
          </draw:path>
          <draw:path draw:style-name="gr2" draw:text-style-name="P2" draw:layer="layout" svg:width="0.337cm" svg:height="0.353cm" svg:x="12.156cm" svg:y="14.293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086cm" svg:height="0.178cm" svg:x="12.525cm" svg:y="14.25cm" svg:viewBox="0 0 87 179" svg:d="M84 30c3-5 3-9 3-11 0-11-10-19-20-19-13 0-18 11-19 17l-46 150c-1 0-2 4-2 4 0 5 11 8 13 8 3 0 4 0 6-5z">
            <text:p/>
          </draw:path>
          <draw:path draw:style-name="gr2" draw:text-style-name="P2" draw:layer="layout" svg:width="0.126cm" svg:height="0.229cm" svg:x="12.546cm" svg:y="14.539cm" svg:viewBox="0 0 127 230" svg:d="M78 10c0-10-1-10-10-10-22 21-53 22-68 22v13c8 0 31 0 50-10v177c0 11 0 15-34 15h-14v13c7 0 50-2 62-2 11 0 55 2 63 2v-13h-14c-35 0-35-4-35-15z">
            <text:p/>
          </draw:path>
          <draw:path draw:style-name="gr2" draw:text-style-name="P2" draw:layer="layout" svg:width="0.057cm" svg:height="0.147cm" svg:x="12.771cm" svg:y="14.59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337cm" svg:height="0.353cm" svg:x="12.965cm" svg:y="14.293cm" svg:viewBox="0 0 338 354" svg:d="M71 297c-19 32-39 40-61 41-6 0-10 0-10 10 0 3 2 6 7 6 13 0 28-2 42-2 16 0 34 2 50 2 2 0 9 0 9-10 0-6-5-6-8-6-12-1-24-5-24-18 0-5 4-11 8-18l37-62h124c0 10 8 77 8 81 0 16-26 17-36 17-6 0-12 0-12 10 0 6 7 6 8 6 20 0 41-2 61-2 13 0 43 2 55 2 4 0 9 0 9-10 0-6-4-6-11-6-30 0-30-3-31-18l-31-308c-1-10-1-12-10-12-7 0-10 3-12 8zM130 224l97-162 16 162z">
            <text:p/>
          </draw:path>
          <draw:path draw:style-name="gr2" draw:text-style-name="P2" draw:layer="layout" svg:width="0.086cm" svg:height="0.178cm" svg:x="13.334cm" svg:y="14.25cm" svg:viewBox="0 0 87 179" svg:d="M84 30c3-5 3-9 3-11 0-11-10-19-20-19-13 0-18 11-19 17l-46 150c-1 0-2 4-2 4 0 5 11 8 13 8 3 0 4 0 6-5z">
            <text:p/>
          </draw:path>
          <draw:path draw:style-name="gr2" draw:text-style-name="P2" draw:layer="layout" svg:width="0.152cm" svg:height="0.229cm" svg:x="13.338cm" svg:y="14.539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057cm" svg:height="0.147cm" svg:x="13.58cm" svg:y="14.594cm" svg:viewBox="0 0 58 148" svg:d="M58 52c0-33-12-52-31-52-17 0-27 12-27 26 0 13 10 27 27 27 5 0 12-3 17-7 2-1 2-1 3-1 0 0 1 0 1 7 0 36-18 67-35 82-5 6-5 7-5 8 0 5 2 6 5 6 6 0 45-38 45-96z">
            <text:p/>
          </draw:path>
          <draw:path draw:style-name="gr2" draw:text-style-name="P2" draw:layer="layout" svg:width="0.053cm" svg:height="0.053cm" svg:x="13.798cm" svg:y="14.59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13.935cm" svg:y="14.594cm" svg:viewBox="0 0 54 54" svg:d="M54 27c0-15-13-27-27-27-15 0-27 12-27 27 0 14 12 27 27 27 14 0 27-13 27-27z">
            <text:p/>
          </draw:path>
          <draw:path draw:style-name="gr2" draw:text-style-name="P2" draw:layer="layout" svg:width="0.053cm" svg:height="0.053cm" svg:x="14.072cm" svg:y="14.594cm" svg:viewBox="0 0 54 54" svg:d="M54 27c0-15-13-27-27-27-15 0-27 12-27 27 0 14 12 27 27 27 14 0 27-13 27-27z">
            <text:p/>
          </draw:path>
          <draw:path draw:style-name="gr2" draw:text-style-name="P2" draw:layer="layout" svg:width="0.337cm" svg:height="0.353cm" svg:x="14.184cm" svg:y="14.293cm" svg:viewBox="0 0 338 354" svg:d="M71 297c-19 32-39 40-61 41-6 0-10 0-10 10 0 3 2 6 7 6 13 0 28-2 42-2 16 0 34 2 50 2 2 0 9 0 9-10 0-6-5-6-8-6-12-1-24-5-24-18 0-5 4-11 8-18l37-62h124c1 10 8 77 8 81 0 16-26 17-36 17-6 0-12 0-12 10 0 6 7 6 8 6 20 0 41-2 61-2 13 0 43 2 55 2 4 0 9 0 9-10 0-6-4-6-11-6-30 0-30-3-31-18l-31-308c-1-10-1-12-10-12-7 0-9 3-12 8zM130 224l97-162 16 162z">
            <text:p/>
          </draw:path>
          <draw:path draw:style-name="gr2" draw:text-style-name="P2" draw:layer="layout" svg:width="0.086cm" svg:height="0.178cm" svg:x="14.552cm" svg:y="14.25cm" svg:viewBox="0 0 87 179" svg:d="M84 30c3-5 3-9 3-11 0-11-9-19-20-19-13 0-18 11-19 17l-46 150c-1 0-2 4-2 4 0 5 11 8 13 8 3 0 4 0 6-5z">
            <text:p/>
          </draw:path>
          <draw:path draw:style-name="gr2" draw:text-style-name="P2" draw:layer="layout" svg:width="0.169cm" svg:height="0.243cm" svg:x="14.561cm" svg:y="14.529cm" svg:viewBox="0 0 170 244" svg:d="M83 10c0 0 1-4 1-6 0-1-1-4-6-4-6 0-35 2-44 3-3 0-7 1-7 8 0 6 4 6 9 6 16 0 16 2 16 4 0 3 0 5-2 8l-48 196c-2 6-2 7-2 8 0 4 4 11 12 11 9 0 14-8 16-14 0-3 16-63 17-68 24 3 45 10 45 28 0 2 0 4-2 7-1 6-1 7-1 11 0 25 21 36 36 36 35 0 45-52 45-54 0-4-4-4-6-4-4 0-5 2-6 9-5 14-14 39-32 39-9 0-11-9-11-18 0-5 0-7 1-16 1-1 2-6 2-11 0-30-41-34-56-36 11-6 23-17 30-23 16-17 34-33 53-33 5 0 9 2 12 5-15 2-18 13-18 19 0 8 6 13 14 13 9 0 19-7 19-22 0-11-8-25-27-25s-37 15-55 31c-14 14-25 24-40 31z">
            <text:p/>
          </draw:path>
          <draw:path draw:style-name="gr2" draw:text-style-name="P2" draw:layer="layout" svg:width="0.114cm" svg:height="0.492cm" svg:x="14.805cm" svg:y="14.277cm" svg:viewBox="0 0 115 493" svg:d="M115 246c0-38-5-97-32-153-30-61-73-93-79-93-2 0-4 2-4 4 0 3 0 4 9 13 49 48 77 126 77 229 0 84-18 172-79 233-7 7-7 8-7 9 0 4 2 5 4 5 6 0 51-34 80-97 26-53 31-108 31-15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15:54:30.899320738</meta:creation-date>
    <dc:date>2018-08-30T17:59:42.397530570</dc:date>
    <meta:editing-duration>PT48M40S</meta:editing-duration>
    <meta:editing-cycles>9</meta:editing-cycles>
    <meta:generator>LibreOffice/6.0.3.2$Linux_X86_64 LibreOffice_project/00m0$Build-2</meta:generator>
    <meta:document-statistic meta:object-count="208"/>
    <meta:user-defined meta:name="TexMathsIgnorePreamble">FALSE</meta:user-defined>
    <meta:user-defined meta:name="TexMathsPreamble">% LaTex Compiler§§\usepackage{amsmath}§\usepackage{amssymb}§\usepackage{amsthm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